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1ef1f2d"/>
    </style:style>
    <style:style style:name="P2" style:family="paragraph" style:parent-style-name="No_20_Spacing">
      <style:paragraph-properties fo:text-align="justify" style:justify-single-word="false"/>
      <style:text-properties fo:color="#996600" officeooo:rsid="00230d22" officeooo:paragraph-rsid="01ef1f2d"/>
    </style:style>
    <style:style style:name="P3" style:family="paragraph" style:parent-style-name="No_20_Spacing">
      <style:paragraph-properties fo:text-align="justify" style:justify-single-word="false"/>
      <style:text-properties fo:font-weight="bold" officeooo:rsid="00230d22" officeooo:paragraph-rsid="01ef1f2d" style:font-weight-asian="bold" style:font-weight-complex="bold"/>
    </style:style>
    <style:style style:name="P4" style:family="paragraph" style:parent-style-name="No_20_Spacing">
      <style:paragraph-properties fo:text-align="justify" style:justify-single-word="false"/>
      <style:text-properties officeooo:rsid="01798655" officeooo:paragraph-rsid="01ef1f2d"/>
    </style:style>
    <style:style style:name="P5" style:family="paragraph" style:parent-style-name="No_20_Spacing">
      <style:paragraph-properties fo:text-align="justify" style:justify-single-word="false"/>
      <style:text-properties fo:color="#ff0000" officeooo:rsid="0074dc30" officeooo:paragraph-rsid="01ef1f2d"/>
    </style:style>
    <style:style style:name="P6" style:family="paragraph" style:parent-style-name="No_20_Spacing">
      <style:paragraph-properties fo:text-align="justify" style:justify-single-word="false"/>
      <style:text-properties officeooo:rsid="0026105c" officeooo:paragraph-rsid="01ef1f2d"/>
    </style:style>
    <style:style style:name="P7" style:family="paragraph" style:parent-style-name="Standard">
      <style:paragraph-properties fo:text-align="justify" style:justify-single-word="false"/>
      <style:text-properties officeooo:rsid="00230d22" officeooo:paragraph-rsid="01ef1f2d"/>
    </style:style>
    <style:style style:name="P8" style:family="paragraph" style:parent-style-name="Text_20_body">
      <style:paragraph-properties fo:text-align="justify" style:justify-single-word="false"/>
      <style:text-properties officeooo:rsid="00896a77" officeooo:paragraph-rsid="01ef1f2d"/>
    </style:style>
    <style:style style:name="P9" style:family="paragraph" style:parent-style-name="Text_20_body">
      <style:paragraph-properties fo:text-align="justify" style:justify-single-word="false"/>
      <style:text-properties officeooo:rsid="008d0e3b" officeooo:paragraph-rsid="01ef1f2d"/>
    </style:style>
    <style:style style:name="P10" style:family="paragraph" style:parent-style-name="Text_20_body">
      <style:paragraph-properties fo:text-align="justify" style:justify-single-word="false"/>
      <style:text-properties officeooo:rsid="00c09c0a" officeooo:paragraph-rsid="01ef1f2d"/>
    </style:style>
    <style:style style:name="P11" style:family="paragraph" style:parent-style-name="Text_20_body">
      <style:paragraph-properties fo:text-align="justify" style:justify-single-word="false"/>
      <style:text-properties fo:color="#ff0000" officeooo:rsid="00a24453" officeooo:paragraph-rsid="01ef1f2d"/>
    </style:style>
    <style:style style:name="P12" style:family="paragraph" style:parent-style-name="Text_20_body">
      <style:paragraph-properties fo:text-align="justify" style:justify-single-word="false"/>
      <style:text-properties officeooo:rsid="00a24453" officeooo:paragraph-rsid="01ef1f2d"/>
    </style:style>
    <style:style style:name="P13" style:family="paragraph" style:parent-style-name="Text_20_body">
      <style:paragraph-properties fo:text-align="justify" style:justify-single-word="false"/>
      <style:text-properties fo:font-weight="bold" officeooo:rsid="017bed48" officeooo:paragraph-rsid="01ef1f2d" style:font-weight-asian="bold" style:font-weight-complex="bold"/>
    </style:style>
    <style:style style:name="P14" style:family="paragraph" style:parent-style-name="Text_20_body">
      <style:paragraph-properties fo:margin-left="0cm" fo:margin-right="0cm" fo:text-align="justify" style:justify-single-word="false" fo:text-indent="0cm" style:auto-text-indent="false"/>
      <style:text-properties fo:color="#ff0000" fo:font-weight="bold" officeooo:rsid="020ef44f" officeooo:paragraph-rsid="01ef1f2d" style:font-weight-asian="bold" style:font-weight-complex="bold"/>
    </style:style>
    <style:style style:name="P15" style:family="paragraph" style:parent-style-name="No_20_Spacing" style:list-style-name="L1">
      <style:paragraph-properties fo:text-align="justify" style:justify-single-word="false"/>
      <style:text-properties officeooo:rsid="0026105c" officeooo:paragraph-rsid="01ef1f2d"/>
    </style:style>
    <style:style style:name="P16" style:family="paragraph" style:parent-style-name="List_20_Paragraph" style:list-style-name="L2">
      <style:paragraph-properties fo:text-align="justify" style:justify-single-word="false"/>
      <style:text-properties officeooo:paragraph-rsid="01f226a5"/>
    </style:style>
    <style:style style:name="P17" style:family="paragraph" style:parent-style-name="List_20_Paragraph" style:list-style-name="L2">
      <style:paragraph-properties fo:text-align="justify" style:justify-single-word="false"/>
      <style:text-properties officeooo:paragraph-rsid="01980d24"/>
    </style:style>
    <style:style style:name="P18" style:family="paragraph" style:parent-style-name="List_20_Paragraph" style:list-style-name="L2">
      <style:paragraph-properties fo:text-align="justify" style:justify-single-word="false"/>
      <style:text-properties officeooo:paragraph-rsid="01b5c771"/>
    </style:style>
    <style:style style:name="P19" style:family="paragraph" style:parent-style-name="List_20_Paragraph" style:list-style-name="L2">
      <style:paragraph-properties fo:text-align="justify" style:justify-single-word="false"/>
      <style:text-properties officeooo:paragraph-rsid="016f401a"/>
    </style:style>
    <style:style style:name="P20" style:family="paragraph" style:parent-style-name="List_20_Paragraph" style:list-style-name="L2">
      <style:paragraph-properties fo:text-align="justify" style:justify-single-word="false"/>
      <style:text-properties officeooo:paragraph-rsid="016d2105"/>
    </style:style>
    <style:style style:name="P21" style:family="paragraph" style:parent-style-name="List_20_Paragraph" style:list-style-name="L2">
      <style:paragraph-properties fo:text-align="justify" style:justify-single-word="false"/>
      <style:text-properties officeooo:paragraph-rsid="01699057"/>
    </style:style>
    <style:style style:name="P22" style:family="paragraph" style:parent-style-name="List_20_Paragraph" style:list-style-name="L2">
      <style:paragraph-properties fo:text-align="justify" style:justify-single-word="false"/>
      <style:text-properties officeooo:paragraph-rsid="01610041"/>
    </style:style>
    <style:style style:name="P23" style:family="paragraph" style:parent-style-name="List_20_Paragraph" style:list-style-name="L2">
      <style:paragraph-properties fo:text-align="justify" style:justify-single-word="false"/>
      <style:text-properties officeooo:paragraph-rsid="01c52aea"/>
    </style:style>
    <style:style style:name="P24" style:family="paragraph" style:parent-style-name="List_20_Paragraph" style:list-style-name="L2">
      <style:paragraph-properties fo:text-align="justify" style:justify-single-word="false"/>
      <style:text-properties officeooo:paragraph-rsid="011d546f"/>
    </style:style>
    <style:style style:name="P25" style:family="paragraph" style:parent-style-name="List_20_Paragraph" style:list-style-name="L2">
      <style:paragraph-properties fo:text-align="justify" style:justify-single-word="false"/>
      <style:text-properties officeooo:paragraph-rsid="0116900f"/>
    </style:style>
    <style:style style:name="P26" style:family="paragraph" style:parent-style-name="List_20_Paragraph" style:list-style-name="L2">
      <style:paragraph-properties fo:text-align="justify" style:justify-single-word="false"/>
      <style:text-properties officeooo:paragraph-rsid="016d6715"/>
    </style:style>
    <style:style style:name="P27" style:family="paragraph" style:parent-style-name="List_20_Paragraph" style:list-style-name="L2">
      <style:paragraph-properties fo:text-align="justify" style:justify-single-word="false"/>
      <style:text-properties officeooo:paragraph-rsid="0176be0d"/>
    </style:style>
    <style:style style:name="P28" style:family="paragraph" style:parent-style-name="List_20_Paragraph" style:list-style-name="L2">
      <style:paragraph-properties fo:text-align="justify" style:justify-single-word="false"/>
      <style:text-properties officeooo:paragraph-rsid="01e4906c"/>
    </style:style>
    <style:style style:name="P29" style:family="paragraph" style:parent-style-name="List_20_Paragraph" style:list-style-name="L2">
      <style:paragraph-properties fo:text-align="justify" style:justify-single-word="false"/>
      <style:text-properties officeooo:paragraph-rsid="01f93677"/>
    </style:style>
    <style:style style:name="P30" style:family="paragraph" style:parent-style-name="List_20_Paragraph" style:list-style-name="L2">
      <style:paragraph-properties fo:text-align="justify" style:justify-single-word="false"/>
      <style:text-properties officeooo:paragraph-rsid="0210cc81"/>
    </style:style>
    <style:style style:name="P31" style:family="paragraph" style:parent-style-name="List_20_Paragraph" style:list-style-name="L2">
      <style:paragraph-properties fo:text-align="justify" style:justify-single-word="false"/>
      <style:text-properties officeooo:paragraph-rsid="02010005"/>
    </style:style>
    <style:style style:name="P32" style:family="paragraph" style:parent-style-name="List_20_Paragraph" style:list-style-name="L2">
      <style:paragraph-properties fo:text-align="justify" style:justify-single-word="false"/>
      <style:text-properties officeooo:paragraph-rsid="01f903a9"/>
    </style:style>
    <style:style style:name="P33" style:family="paragraph" style:parent-style-name="List_20_Paragraph" style:list-style-name="L2">
      <style:paragraph-properties fo:text-align="justify" style:justify-single-word="false"/>
      <style:text-properties officeooo:paragraph-rsid="0233490f"/>
    </style:style>
    <style:style style:name="P34" style:family="paragraph" style:parent-style-name="List_20_Paragraph" style:list-style-name="L2">
      <style:paragraph-properties fo:text-align="justify" style:justify-single-word="false"/>
      <style:text-properties officeooo:paragraph-rsid="02377f66"/>
    </style:style>
    <style:style style:name="P35" style:family="paragraph" style:parent-style-name="List_20_Paragraph" style:list-style-name="L2">
      <style:paragraph-properties fo:text-align="justify" style:justify-single-word="false"/>
      <style:text-properties officeooo:paragraph-rsid="0234c8d3"/>
    </style:style>
    <style:style style:name="P36" style:family="paragraph" style:parent-style-name="List_20_Paragraph" style:list-style-name="L2">
      <style:paragraph-properties fo:text-align="justify" style:justify-single-word="false"/>
      <style:text-properties officeooo:paragraph-rsid="0232bf7b"/>
    </style:style>
    <style:style style:name="P37" style:family="paragraph" style:parent-style-name="List_20_Paragraph" style:list-style-name="L2">
      <style:paragraph-properties fo:text-align="justify" style:justify-single-word="false"/>
      <style:text-properties officeooo:paragraph-rsid="02416170"/>
    </style:style>
    <style:style style:name="P38" style:family="paragraph" style:parent-style-name="List_20_Paragraph" style:list-style-name="L2">
      <style:paragraph-properties fo:text-align="justify" style:justify-single-word="false"/>
      <style:text-properties officeooo:paragraph-rsid="025199df"/>
    </style:style>
    <style:style style:name="P39" style:family="paragraph" style:parent-style-name="List_20_Paragraph" style:list-style-name="L2">
      <style:paragraph-properties fo:text-align="justify" style:justify-single-word="false"/>
      <style:text-properties officeooo:paragraph-rsid="0256f374"/>
    </style:style>
    <style:style style:name="P40" style:family="paragraph" style:parent-style-name="List_20_Paragraph" style:list-style-name="L2">
      <style:paragraph-properties fo:text-align="justify" style:justify-single-word="false"/>
      <style:text-properties officeooo:paragraph-rsid="02599c78"/>
    </style:style>
    <style:style style:name="P41" style:family="paragraph" style:parent-style-name="List_20_Paragraph" style:list-style-name="L2">
      <style:paragraph-properties fo:text-align="justify" style:justify-single-word="false"/>
      <style:text-properties officeooo:paragraph-rsid="025a88b1"/>
    </style:style>
    <style:style style:name="P42" style:family="paragraph" style:parent-style-name="List_20_Paragraph" style:list-style-name="L2">
      <style:paragraph-properties fo:text-align="justify" style:justify-single-word="false"/>
      <style:text-properties fo:color="#ff0000" officeooo:paragraph-rsid="01f41485"/>
    </style:style>
    <style:style style:name="P43" style:family="paragraph" style:parent-style-name="List_20_Paragraph" style:list-style-name="L2">
      <style:paragraph-properties fo:text-align="justify" style:justify-single-word="false"/>
      <style:text-properties fo:color="#ff0000" officeooo:paragraph-rsid="01998211"/>
    </style:style>
    <style:style style:name="P44" style:family="paragraph" style:parent-style-name="List_20_Paragraph" style:list-style-name="L2">
      <style:paragraph-properties fo:text-align="justify" style:justify-single-word="false"/>
      <style:text-properties fo:color="#ff0000" officeooo:paragraph-rsid="019016c6"/>
    </style:style>
    <style:style style:name="P45" style:family="paragraph" style:parent-style-name="List_20_Paragraph" style:list-style-name="L2">
      <style:paragraph-properties fo:text-align="justify" style:justify-single-word="false"/>
      <style:text-properties fo:color="#ff0000" officeooo:paragraph-rsid="01a3546b"/>
    </style:style>
    <style:style style:name="P46" style:family="paragraph" style:parent-style-name="List_20_Paragraph" style:list-style-name="L2">
      <style:paragraph-properties fo:text-align="justify" style:justify-single-word="false"/>
      <style:text-properties fo:color="#ff0000" officeooo:paragraph-rsid="0191cc26"/>
    </style:style>
    <style:style style:name="P47" style:family="paragraph" style:parent-style-name="List_20_Paragraph" style:list-style-name="L2">
      <style:paragraph-properties fo:text-align="justify" style:justify-single-word="false"/>
      <style:text-properties fo:color="#ff0000" officeooo:paragraph-rsid="021ba21a"/>
    </style:style>
    <style:style style:name="P48" style:family="paragraph" style:parent-style-name="List_20_Paragraph" style:list-style-name="L2">
      <style:paragraph-properties fo:text-align="justify" style:justify-single-word="false"/>
      <style:text-properties fo:color="#ff0000" officeooo:rsid="01ac682b" officeooo:paragraph-rsid="01b10f5c"/>
    </style:style>
    <style:style style:name="P49"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50"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51" style:family="paragraph" style:parent-style-name="List_20_Paragraph" style:list-style-name="L2">
      <style:paragraph-properties fo:text-align="justify" style:justify-single-word="false"/>
      <style:text-properties fo:color="#ff0000" fo:font-weight="bold" officeooo:rsid="01262147" officeooo:paragraph-rsid="022e650c" style:font-weight-asian="bold" style:font-weight-complex="bold"/>
    </style:style>
    <style:style style:name="P52" style:family="paragraph" style:parent-style-name="List_20_Paragraph" style:list-style-name="L2">
      <style:paragraph-properties fo:text-align="justify" style:justify-single-word="false"/>
      <style:text-properties fo:color="#ff0000" fo:font-weight="bold" officeooo:rsid="012e8eef" officeooo:paragraph-rsid="01f903a9" style:font-weight-asian="bold" style:font-weight-complex="bold"/>
    </style:style>
    <style:style style:name="P53" style:family="paragraph" style:parent-style-name="List_20_Paragraph" style:list-style-name="L2">
      <style:paragraph-properties fo:text-align="justify" style:justify-single-word="false"/>
      <style:text-properties fo:color="#ff0000" fo:font-weight="bold" officeooo:rsid="01315c5a" officeooo:paragraph-rsid="01f903a9" style:font-weight-asian="bold" style:font-weight-complex="bold"/>
    </style:style>
    <style:style style:name="P54" style:family="paragraph" style:parent-style-name="List_20_Paragraph" style:list-style-name="L2">
      <style:paragraph-properties fo:text-align="justify" style:justify-single-word="false"/>
      <style:text-properties fo:color="#ff0000" fo:font-weight="bold" officeooo:rsid="0143e6b2" officeooo:paragraph-rsid="01f903a9" style:font-weight-asian="bold" style:font-weight-complex="bold"/>
    </style:style>
    <style:style style:name="P55" style:family="paragraph" style:parent-style-name="List_20_Paragraph" style:list-style-name="L2">
      <style:paragraph-properties fo:text-align="justify" style:justify-single-word="false"/>
      <style:text-properties fo:color="#ff0000" fo:font-weight="bold" officeooo:rsid="014db40d" officeooo:paragraph-rsid="01f903a9" style:font-weight-asian="bold" style:font-weight-complex="bold"/>
    </style:style>
    <style:style style:name="P56" style:family="paragraph" style:parent-style-name="List_20_Paragraph" style:list-style-name="L2">
      <style:paragraph-properties fo:text-align="justify" style:justify-single-word="false"/>
      <style:text-properties fo:color="#ff0000" fo:font-weight="bold" officeooo:rsid="01533e49" officeooo:paragraph-rsid="01f903a9" style:font-weight-asian="bold" style:font-weight-complex="bold"/>
    </style:style>
    <style:style style:name="P57"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58"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59" style:family="paragraph" style:parent-style-name="List_20_Paragraph" style:list-style-name="L2">
      <style:paragraph-properties fo:text-align="justify" style:justify-single-word="false"/>
      <style:text-properties fo:color="#ff0000" fo:font-weight="bold" officeooo:rsid="016a7bb8" officeooo:paragraph-rsid="01f903a9" style:font-weight-asian="bold" style:font-weight-complex="bold"/>
    </style:style>
    <style:style style:name="P60" style:family="paragraph" style:parent-style-name="List_20_Paragraph" style:list-style-name="L2">
      <style:paragraph-properties fo:text-align="justify" style:justify-single-word="false"/>
      <style:text-properties fo:color="#ff0000" fo:font-weight="bold" officeooo:rsid="017d2bdc" officeooo:paragraph-rsid="01f903a9" style:font-weight-asian="bold" style:font-weight-complex="bold"/>
    </style:style>
    <style:style style:name="P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ff215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2f53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a7b6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fa56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4ec6e"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509c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1e9c9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5533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4df6f"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97"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8" style:family="paragraph" style:parent-style-name="List_20_Paragraph" style:list-style-name="L2">
      <style:paragraph-properties fo:text-align="justify" style:justify-single-word="false"/>
      <style:text-properties fo:font-weight="bold" officeooo:rsid="010956cc" officeooo:paragraph-rsid="01f903a9" style:font-weight-asian="bold" style:font-weight-complex="bold"/>
    </style:style>
    <style:style style:name="P99" style:family="paragraph" style:parent-style-name="List_20_Paragraph" style:list-style-name="L2">
      <style:paragraph-properties fo:text-align="justify" style:justify-single-word="false"/>
      <style:text-properties officeooo:rsid="01df4dd7" officeooo:paragraph-rsid="01f903a9"/>
    </style:style>
    <style:style style:name="P100" style:family="paragraph" style:parent-style-name="List_20_Paragraph" style:list-style-name="L2">
      <style:paragraph-properties fo:text-align="justify" style:justify-single-word="false"/>
      <style:text-properties officeooo:rsid="01ed9476" officeooo:paragraph-rsid="01f903a9"/>
    </style:style>
    <style:style style:name="P101" style:family="paragraph" style:parent-style-name="List_20_Paragraph" style:list-style-name="L2">
      <style:paragraph-properties fo:text-align="justify" style:justify-single-word="false"/>
      <style:text-properties officeooo:rsid="01ef74d9" officeooo:paragraph-rsid="01f903a9"/>
    </style:style>
    <style:style style:name="P102" style:family="paragraph" style:parent-style-name="List_20_Paragraph" style:list-style-name="L2">
      <style:paragraph-properties fo:text-align="justify" style:justify-single-word="false"/>
      <style:text-properties officeooo:rsid="01f9a3aa" officeooo:paragraph-rsid="01f903a9"/>
    </style:style>
    <style:style style:name="P103" style:family="paragraph" style:parent-style-name="List_20_Paragraph" style:list-style-name="L2">
      <style:paragraph-properties fo:text-align="justify" style:justify-single-word="false"/>
      <style:text-properties officeooo:rsid="01fa6af1" officeooo:paragraph-rsid="01f903a9"/>
    </style:style>
    <style:style style:name="P104" style:family="paragraph" style:parent-style-name="List_20_Paragraph" style:list-style-name="L2">
      <style:paragraph-properties fo:text-align="justify" style:justify-single-word="false"/>
      <style:text-properties officeooo:rsid="01ff52c3" officeooo:paragraph-rsid="01f903a9"/>
    </style:style>
    <style:style style:name="P105" style:family="paragraph" style:parent-style-name="List_20_Paragraph" style:list-style-name="L2">
      <style:paragraph-properties fo:text-align="justify" style:justify-single-word="false"/>
      <style:text-properties officeooo:rsid="0205fb89" officeooo:paragraph-rsid="01f903a9"/>
    </style:style>
    <style:style style:name="P106" style:family="paragraph" style:parent-style-name="List_20_Paragraph" style:list-style-name="L2">
      <style:paragraph-properties fo:text-align="justify" style:justify-single-word="false"/>
      <style:text-properties officeooo:rsid="02108f78" officeooo:paragraph-rsid="01f903a9"/>
    </style:style>
    <style:style style:name="P107" style:family="paragraph" style:parent-style-name="List_20_Paragraph" style:list-style-name="L2">
      <style:paragraph-properties fo:text-align="justify" style:justify-single-word="false"/>
      <style:text-properties officeooo:rsid="0238baf4" officeooo:paragraph-rsid="0238baf4"/>
    </style:style>
    <style:style style:name="P108" style:family="paragraph" style:parent-style-name="List_20_Paragraph" style:list-style-name="L2">
      <style:paragraph-properties fo:text-align="justify" style:justify-single-word="false"/>
      <style:text-properties officeooo:rsid="0238baf4" officeooo:paragraph-rsid="0239ca5c"/>
    </style:style>
    <style:style style:name="P109" style:family="paragraph" style:parent-style-name="List_20_Paragraph" style:list-style-name="L2">
      <style:paragraph-properties fo:text-align="justify" style:justify-single-word="false"/>
      <style:text-properties officeooo:rsid="0238baf4" officeooo:paragraph-rsid="0239fc38"/>
    </style:style>
    <style:style style:name="P110" style:family="paragraph" style:parent-style-name="List_20_Paragraph" style:list-style-name="L2">
      <style:paragraph-properties fo:text-align="justify" style:justify-single-word="false"/>
      <style:text-properties officeooo:rsid="0238baf4" officeooo:paragraph-rsid="023bf5f4"/>
    </style:style>
    <style:style style:name="P111" style:family="paragraph" style:parent-style-name="List_20_Paragraph" style:list-style-name="L2">
      <style:paragraph-properties fo:text-align="justify" style:justify-single-word="false"/>
      <style:text-properties officeooo:rsid="0238baf4" officeooo:paragraph-rsid="023e96dc"/>
    </style:style>
    <style:style style:name="P112" style:family="paragraph" style:parent-style-name="List_20_Paragraph" style:list-style-name="L2">
      <style:paragraph-properties fo:text-align="justify" style:justify-single-word="false"/>
      <style:text-properties officeooo:rsid="0238baf4" officeooo:paragraph-rsid="024622b7"/>
    </style:style>
    <style:style style:name="P113" style:family="paragraph" style:parent-style-name="List_20_Paragraph" style:list-style-name="L2">
      <style:paragraph-properties fo:text-align="justify" style:justify-single-word="false"/>
      <style:text-properties officeooo:rsid="0238baf4" officeooo:paragraph-rsid="0249b502"/>
    </style:style>
    <style:style style:name="P114" style:family="paragraph" style:parent-style-name="List_20_Paragraph" style:list-style-name="L2">
      <style:paragraph-properties fo:text-align="justify" style:justify-single-word="false"/>
      <style:text-properties officeooo:rsid="0238baf4" officeooo:paragraph-rsid="024d92b9"/>
    </style:style>
    <style:style style:name="P115" style:family="paragraph" style:parent-style-name="List_20_Paragraph" style:list-style-name="L2">
      <style:paragraph-properties fo:text-align="justify" style:justify-single-word="false"/>
      <style:text-properties officeooo:rsid="0238baf4" officeooo:paragraph-rsid="02503ccb"/>
    </style:style>
    <style:style style:name="P116" style:family="paragraph" style:parent-style-name="List_20_Paragraph" style:list-style-name="L2">
      <style:paragraph-properties fo:text-align="justify" style:justify-single-word="false"/>
      <style:text-properties officeooo:rsid="0238baf4" officeooo:paragraph-rsid="025158f4"/>
    </style:style>
    <style:style style:name="T1" style:family="text">
      <style:text-properties officeooo:rsid="002a5e66"/>
    </style:style>
    <style:style style:name="T2" style:family="text">
      <style:text-properties fo:color="#000000" fo:font-weight="normal" officeooo:rsid="005c4e03" style:font-weight-asian="normal" style:font-weight-complex="normal"/>
    </style:style>
    <style:style style:name="T3" style:family="text">
      <style:text-properties fo:color="#000000" fo:font-style="normal" fo:font-weight="normal" officeooo:rsid="005c4e03" style:font-style-asian="normal" style:font-weight-asian="normal" style:font-style-complex="normal" style:font-weight-complex="normal"/>
    </style:style>
    <style:style style:name="T4" style:family="text">
      <style:text-properties fo:color="#000000" fo:font-style="normal" fo:font-weight="normal" officeooo:rsid="00664227" style:font-style-asian="normal" style:font-weight-asian="normal" style:font-style-complex="normal" style:font-weight-complex="normal"/>
    </style:style>
    <style:style style:name="T5" style:family="text">
      <style:text-properties fo:color="#000000" style:text-line-through-style="none" style:text-line-through-type="none" style:font-name="DejaVu Sans" fo:font-size="9pt" style:text-underline-style="none" fo:font-weight="normal" officeooo:rsid="07246b76"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29cf79"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da04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ff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f9de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40e7e7"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2f0e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41b6d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65fd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8b8c09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256f37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2599c78"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25a88b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bold" officeooo:rsid="072da04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1" style:family="text">
      <style:text-properties fo:color="#000000" style:text-line-through-style="none" style:text-line-through-type="none" style:font-name="DejaVu Sans" fo:font-size="9pt" style:text-underline-style="none" fo:font-weight="bold" officeooo:rsid="072e280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2" style:family="text">
      <style:text-properties fo:color="#000000" style:text-line-through-style="none" style:text-line-through-type="none" style:font-name="DejaVu Sans" fo:font-size="9pt" style:text-underline-style="none" fo:font-weight="bold" officeooo:rsid="072f9de4"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3" style:family="text">
      <style:text-properties fo:color="#000000" style:text-line-through-style="none" style:text-line-through-type="none" style:font-name="DejaVu Sans" fo:font-size="9pt" style:text-underline-style="none" fo:font-weight="bold" officeooo:rsid="0732f0ef"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4" style:family="text">
      <style:text-properties fo:color="#000000" style:text-line-through-style="none" style:text-line-through-type="none" style:font-name="DejaVu Sans" fo:font-size="9pt" style:text-underline-style="none" fo:font-weight="bold" officeooo:rsid="0734db72"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5" style:family="text">
      <style:text-properties fo:color="#000000" style:text-line-through-style="none" style:text-line-through-type="none" style:font-name="DejaVu Sans" fo:font-size="9pt" style:text-underline-style="none" fo:font-weight="bold" officeooo:rsid="07365fd3"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6" style:family="text">
      <style:text-properties fo:color="#000000" style:text-line-through-style="none" style:text-line-through-type="none" style:font-name="DejaVu Sans" fo:font-size="9pt" style:text-underline-style="none" fo:font-weight="bold" officeooo:rsid="08b91859"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7"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 style:font-size-asian="7pt" style:font-weight-asian="normal" style:font-name-complex="Arial2" style:font-size-complex="7pt" style:font-weight-complex="normal" loext:padding="0cm" loext:border="none"/>
    </style:style>
    <style:style style:name="T28" style:family="text">
      <style:text-properties fo:color="#000000" style:text-line-through-style="none" style:text-line-through-type="none" style:font-name="Courier 10 Pitch"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9" style:family="text">
      <style:text-properties fo:color="#000000" style:text-line-through-style="none" style:text-line-through-type="none" style:font-name="Courier 10 Pitch" fo:font-size="9pt" style:text-underline-style="none" fo:font-weight="normal" officeooo:rsid="073104e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0" style:family="text">
      <style:text-properties fo:color="#000000" style:text-line-through-style="none" style:text-line-through-type="none" style:font-name="Courier 10 Pitch"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1" style:family="text">
      <style:text-properties fo:color="#000000" style:text-line-through-style="none" style:text-line-through-type="none" style:font-name="Courier 10 Pitch" fo:font-size="9pt" style:text-underline-style="none" fo:font-weight="normal" officeooo:rsid="0738d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2" style:family="text">
      <style:text-properties fo:color="#000000" style:text-line-through-style="none" style:text-line-through-type="none" fo:font-size="9pt" style:text-underline-style="none" fo:font-weight="normal" officeooo:rsid="07246b76" style:text-blinking="false" fo:background-color="#ffffff" loext:char-shading-value="0" style:font-size-asian="9pt" style:font-weight-asian="normal" style:font-size-complex="9pt" style:font-weight-complex="normal" loext:padding="0cm" loext:border="none"/>
    </style:style>
    <style:style style:name="T33" style:family="text">
      <style:text-properties officeooo:rsid="006b1628"/>
    </style:style>
    <style:style style:name="T34" style:family="text">
      <style:text-properties officeooo:rsid="00701ac3"/>
    </style:style>
    <style:style style:name="T35" style:family="text">
      <style:text-properties officeooo:rsid="0074dc30"/>
    </style:style>
    <style:style style:name="T36" style:family="text">
      <style:text-properties officeooo:rsid="009ad024"/>
    </style:style>
    <style:style style:name="T37" style:family="text">
      <style:text-properties officeooo:rsid="00c3e794"/>
    </style:style>
    <style:style style:name="T38" style:family="text">
      <style:text-properties officeooo:rsid="00d2f398"/>
    </style:style>
    <style:style style:name="T39" style:family="text">
      <style:text-properties fo:color="#996600" officeooo:rsid="00d2f398"/>
    </style:style>
    <style:style style:name="T40" style:family="text">
      <style:text-properties fo:color="#996600" officeooo:rsid="020ef44f"/>
    </style:style>
    <style:style style:name="T41" style:family="text">
      <style:text-properties fo:color="#ff0000"/>
    </style:style>
    <style:style style:name="T42" style:family="text">
      <style:text-properties fo:color="#ff0000" officeooo:rsid="0074dc30"/>
    </style:style>
    <style:style style:name="T43" style:family="text">
      <style:text-properties fo:color="#ff0000" officeooo:rsid="00d9cddc"/>
    </style:style>
    <style:style style:name="T44" style:family="text">
      <style:text-properties fo:color="#ff0000" fo:font-weight="bold" style:font-weight-asian="bold" style:font-weight-complex="bold"/>
    </style:style>
    <style:style style:name="T45" style:family="text">
      <style:text-properties fo:color="#ff0000" fo:font-weight="bold" officeooo:rsid="00db8588" style:font-weight-asian="bold" style:font-weight-complex="bold"/>
    </style:style>
    <style:style style:name="T46" style:family="text">
      <style:text-properties fo:color="#ff0000" fo:font-weight="bold" officeooo:rsid="00da81d1" style:font-weight-asian="bold" style:font-weight-complex="bold"/>
    </style:style>
    <style:style style:name="T47" style:family="text">
      <style:text-properties fo:color="#ff0000" fo:font-weight="bold" officeooo:rsid="00cde6e2" style:font-weight-asian="bold" style:font-weight-complex="bold"/>
    </style:style>
    <style:style style:name="T48" style:family="text">
      <style:text-properties fo:color="#ff0000" fo:font-weight="bold" officeooo:rsid="010956cc" style:font-weight-asian="bold" style:font-weight-complex="bold"/>
    </style:style>
    <style:style style:name="T49" style:family="text">
      <style:text-properties fo:color="#ff0000" fo:font-weight="bold" officeooo:rsid="011df96e" style:font-weight-asian="bold" style:font-weight-complex="bold"/>
    </style:style>
    <style:style style:name="T50" style:family="text">
      <style:text-properties fo:color="#ff0000" fo:font-weight="bold" officeooo:rsid="01b53018" style:font-weight-asian="bold" style:font-weight-complex="bold"/>
    </style:style>
    <style:style style:name="T51" style:family="text">
      <style:text-properties fo:color="#ff0000" fo:font-weight="bold" officeooo:rsid="011efc80" style:font-weight-asian="bold" style:font-weight-complex="bold"/>
    </style:style>
    <style:style style:name="T52" style:family="text">
      <style:text-properties fo:color="#ff0000" fo:font-weight="bold" officeooo:rsid="0123d4f1" style:font-weight-asian="bold" style:font-weight-complex="bold"/>
    </style:style>
    <style:style style:name="T53" style:family="text">
      <style:text-properties fo:color="#ff0000" fo:font-weight="bold" officeooo:rsid="01fcb8ae" style:font-weight-asian="bold" style:font-weight-complex="bold"/>
    </style:style>
    <style:style style:name="T54" style:family="text">
      <style:text-properties fo:color="#ff0000" fo:font-weight="bold" officeooo:rsid="01610f3b" style:font-weight-asian="bold" style:font-weight-complex="bold"/>
    </style:style>
    <style:style style:name="T55" style:family="text">
      <style:text-properties fo:color="#ff0000" fo:font-weight="bold" officeooo:rsid="01fbacc1" style:font-weight-asian="bold" style:font-weight-complex="bold"/>
    </style:style>
    <style:style style:name="T56" style:family="text">
      <style:text-properties fo:color="#ff0000" fo:font-weight="bold" officeooo:rsid="020093b1" style:font-weight-asian="bold" style:font-weight-complex="bold"/>
    </style:style>
    <style:style style:name="T57" style:family="text">
      <style:text-properties fo:color="#ff0000" fo:font-weight="bold" officeooo:rsid="016a7bb8" style:font-weight-asian="bold" style:font-weight-complex="bold"/>
    </style:style>
    <style:style style:name="T58"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59"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60"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61"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62"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63"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64"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65"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66"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67"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68"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69"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70" style:family="text">
      <style:text-properties fo:color="#ff0000" style:font-name="Calibri1" fo:font-size="11pt" fo:font-weight="bold" officeooo:rsid="020734b2" style:font-size-asian="11pt" style:font-weight-asian="bold" style:font-name-complex="Calibri2" style:font-size-complex="11pt" style:font-weight-complex="bold"/>
    </style:style>
    <style:style style:name="T71" style:family="text">
      <style:text-properties fo:color="#ff0000" style:font-name="Calibri1" fo:font-size="11pt" fo:font-weight="bold" officeooo:rsid="020a7b67" style:font-size-asian="11pt" style:font-weight-asian="bold" style:font-name-complex="Calibri2" style:font-size-complex="11pt" style:font-weight-complex="bold"/>
    </style:style>
    <style:style style:name="T72" style:family="text">
      <style:text-properties fo:color="#ff0000" style:font-name="Calibri1" fo:font-size="11pt" fo:font-weight="bold" officeooo:rsid="020d6474" style:font-size-asian="11pt" style:font-weight-asian="bold" style:font-name-complex="Calibri2" style:font-size-complex="11pt" style:font-weight-complex="bold"/>
    </style:style>
    <style:style style:name="T73" style:family="text">
      <style:text-properties fo:color="#ff0000" style:font-name="Calibri1" fo:font-size="11pt" fo:font-weight="bold" officeooo:rsid="021509c5" style:font-size-asian="11pt" style:font-weight-asian="bold" style:font-name-complex="Calibri2" style:font-size-complex="11pt" style:font-weight-complex="bold"/>
    </style:style>
    <style:style style:name="T74"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78"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79"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80"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81"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82"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83"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84"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85"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86"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87"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88"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89"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90"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91"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92"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93"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94"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95"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96"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97"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98"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99"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100"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101"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102"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103"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104"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105"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106"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107" style:family="text">
      <style:text-properties fo:color="#ff0000" style:font-name="Calibri1" fo:font-size="11pt" fo:font-weight="normal" officeooo:rsid="020a7b67" style:font-size-asian="11pt" style:font-weight-asian="normal" style:font-name-complex="Calibri2" style:font-size-complex="11pt" style:font-weight-complex="normal"/>
    </style:style>
    <style:style style:name="T108" style:family="text">
      <style:text-properties fo:color="#ff0000" style:font-name="Calibri1" fo:font-size="11pt" fo:font-weight="normal" officeooo:rsid="02176d58" style:font-size-asian="11pt" style:font-weight-asian="normal" style:font-name-complex="Calibri2" style:font-size-complex="11pt" style:font-weight-complex="normal"/>
    </style:style>
    <style:style style:name="T109"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110"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111"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112"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113"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114"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115"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116" style:family="text">
      <style:text-properties fo:color="#ff0000" style:font-name="Calibri1" fo:font-size="11pt" officeooo:rsid="01ff215b" style:font-size-asian="11pt" style:font-name-complex="Calibri2" style:font-size-complex="11pt"/>
    </style:style>
    <style:style style:name="T117" style:family="text">
      <style:text-properties fo:color="#ff0000" style:font-name="Calibri1" fo:font-size="11pt" officeooo:rsid="0210cc81" style:font-size-asian="11pt" style:font-name-complex="Calibri2" style:font-size-complex="11pt"/>
    </style:style>
    <style:style style:name="T118" style:family="text">
      <style:text-properties fo:color="#ff0000" officeooo:rsid="00fba6e5"/>
    </style:style>
    <style:style style:name="T119" style:family="text">
      <style:text-properties fo:color="#ff0000" officeooo:rsid="0c35908e"/>
    </style:style>
    <style:style style:name="T120" style:family="text">
      <style:text-properties fo:color="#ff0000" officeooo:rsid="012a27e7"/>
    </style:style>
    <style:style style:name="T121" style:family="text">
      <style:text-properties fo:color="#ff0000" officeooo:rsid="00d8df7b"/>
    </style:style>
    <style:style style:name="T122" style:family="text">
      <style:text-properties fo:color="#ff0000" officeooo:rsid="01361973"/>
    </style:style>
    <style:style style:name="T123" style:family="text">
      <style:text-properties fo:color="#ff0000" style:font-name="DejaVu Sans"/>
    </style:style>
    <style:style style:name="T124"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125"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126"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127" style:family="text">
      <style:text-properties fo:color="#ff0000" style:font-name="DejaVu Sans" fo:font-size="11pt" fo:font-weight="normal" officeooo:rsid="01f847a9" style:font-size-asian="11pt" style:font-weight-asian="normal" style:font-name-complex="Calibri2" style:font-size-complex="11pt" style:font-weight-complex="normal"/>
    </style:style>
    <style:style style:name="T128"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129"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130"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131"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132"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133"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134"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135"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136"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137"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138"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139"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140" style:family="text">
      <style:text-properties fo:color="#ff0000"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141"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142" style:family="text">
      <style:text-properties fo:color="#ff0000" style:font-name="DejaVu Sans" fo:font-size="11pt" officeooo:rsid="052860f5" fo:background-color="#ffffff" loext:char-shading-value="0" style:font-name-asian="Times New Roman" style:font-size-asian="11pt" style:font-name-complex="Arial2" style:font-size-complex="11pt"/>
    </style:style>
    <style:style style:name="T143" style:family="text">
      <style:text-properties fo:color="#ff0000" style:font-name="DejaVu Sans" fo:font-size="11pt" officeooo:rsid="01404e40" fo:background-color="#ffffff" loext:char-shading-value="0" style:font-name-asian="Times New Roman" style:font-size-asian="11pt" style:font-name-complex="Arial2" style:font-size-complex="11pt"/>
    </style:style>
    <style:style style:name="T144" style:family="text">
      <style:text-properties fo:color="#ff0000" style:font-name="DejaVu Sans" fo:font-size="11pt" officeooo:rsid="0147bd15" fo:background-color="#ffffff" loext:char-shading-value="0" style:font-name-asian="Times New Roman" style:font-size-asian="11pt" style:font-name-complex="Arial2" style:font-size-complex="11pt"/>
    </style:style>
    <style:style style:name="T145" style:family="text">
      <style:text-properties fo:color="#ff0000" style:font-name="DejaVu Sans" fo:font-size="11pt" officeooo:rsid="01489da4" fo:background-color="#ffffff" loext:char-shading-value="0" style:font-name-asian="Times New Roman" style:font-size-asian="11pt" style:font-name-complex="Arial2" style:font-size-complex="11pt"/>
    </style:style>
    <style:style style:name="T146" style:family="text">
      <style:text-properties fo:color="#ff0000" style:font-name="DejaVu Sans" fo:font-size="11pt" officeooo:rsid="0148a6d0" fo:background-color="#ffffff" loext:char-shading-value="0" style:font-name-asian="Times New Roman" style:font-size-asian="11pt" style:font-name-complex="Arial2" style:font-size-complex="11pt"/>
    </style:style>
    <style:style style:name="T147" style:family="text">
      <style:text-properties fo:color="#ff0000" style:font-name="DejaVu Sans" fo:font-size="11pt" officeooo:rsid="014b469b" fo:background-color="#ffffff" loext:char-shading-value="0" style:font-name-asian="Times New Roman" style:font-size-asian="11pt" style:font-name-complex="Arial2" style:font-size-complex="11pt"/>
    </style:style>
    <style:style style:name="T148" style:family="text">
      <style:text-properties fo:color="#ff0000" style:font-name="DejaVu Sans" fo:font-size="11pt" officeooo:rsid="014bd9bf" fo:background-color="#ffffff" loext:char-shading-value="0" style:font-name-asian="Times New Roman" style:font-size-asian="11pt" style:font-name-complex="Arial2" style:font-size-complex="11pt"/>
    </style:style>
    <style:style style:name="T149" style:family="text">
      <style:text-properties fo:color="#ff0000" style:font-name="DejaVu Sans" fo:font-size="11pt" officeooo:rsid="014ee407" fo:background-color="#ffffff" loext:char-shading-value="0" style:font-name-asian="Times New Roman" style:font-size-asian="11pt" style:font-name-complex="Arial2" style:font-size-complex="11pt"/>
    </style:style>
    <style:style style:name="T150" style:family="text">
      <style:text-properties fo:color="#ff0000" style:font-name="DejaVu Sans" fo:font-size="11pt" officeooo:rsid="015029d6" fo:background-color="#ffffff" loext:char-shading-value="0" style:font-name-asian="Times New Roman" style:font-size-asian="11pt" style:font-name-complex="Arial2" style:font-size-complex="11pt"/>
    </style:style>
    <style:style style:name="T151" style:family="text">
      <style:text-properties fo:color="#ff0000" style:font-name="DejaVu Sans" fo:font-size="11pt" officeooo:rsid="0151d642" fo:background-color="#ffffff" loext:char-shading-value="0" style:font-name-asian="Times New Roman" style:font-size-asian="11pt" style:font-name-complex="Arial2" style:font-size-complex="11pt"/>
    </style:style>
    <style:style style:name="T152" style:family="text">
      <style:text-properties fo:color="#ff0000" style:font-name="DejaVu Sans" fo:font-size="11pt" officeooo:rsid="01563691" fo:background-color="#ffffff" loext:char-shading-value="0" style:font-name-asian="Times New Roman" style:font-size-asian="11pt" style:font-name-complex="Arial2" style:font-size-complex="11pt"/>
    </style:style>
    <style:style style:name="T153" style:family="text">
      <style:text-properties fo:color="#ff0000" style:font-name="DejaVu Sans" fo:font-size="11pt" officeooo:rsid="0158fb30" fo:background-color="#ffffff" loext:char-shading-value="0" style:font-name-asian="Times New Roman" style:font-size-asian="11pt" style:font-name-complex="Arial2" style:font-size-complex="11pt"/>
    </style:style>
    <style:style style:name="T154" style:family="text">
      <style:text-properties fo:color="#ff0000" style:font-name="DejaVu Sans" fo:font-size="11pt" officeooo:rsid="015ab455" fo:background-color="#ffffff" loext:char-shading-value="0" style:font-name-asian="Times New Roman" style:font-size-asian="11pt" style:font-name-complex="Arial2" style:font-size-complex="11pt"/>
    </style:style>
    <style:style style:name="T155" style:family="text">
      <style:text-properties fo:color="#ff0000" style:font-name="DejaVu Sans" fo:font-size="11pt" officeooo:rsid="015d1af3" fo:background-color="#ffffff" loext:char-shading-value="0" style:font-name-asian="Times New Roman" style:font-size-asian="11pt" style:font-name-complex="Arial2" style:font-size-complex="11pt"/>
    </style:style>
    <style:style style:name="T156" style:family="text">
      <style:text-properties fo:color="#ff0000" style:font-name="DejaVu Sans" fo:font-size="11pt" officeooo:rsid="015ea5d1" fo:background-color="#ffffff" loext:char-shading-value="0" style:font-name-asian="Times New Roman" style:font-size-asian="11pt" style:font-name-complex="Arial2" style:font-size-complex="11pt"/>
    </style:style>
    <style:style style:name="T157" style:family="text">
      <style:text-properties fo:color="#ff0000" style:font-name="DejaVu Sans" fo:font-size="11pt" officeooo:rsid="01b25edf" fo:background-color="#ffffff" loext:char-shading-value="0" style:font-name-asian="Times New Roman" style:font-size-asian="11pt" style:font-name-complex="Arial2" style:font-size-complex="11pt"/>
    </style:style>
    <style:style style:name="T158" style:family="text">
      <style:text-properties fo:color="#ff0000" style:font-name="DejaVu Sans" fo:font-weight="bold" officeooo:rsid="02184275" style:font-weight-asian="bold" style:font-weight-complex="bold"/>
    </style:style>
    <style:style style:name="T159" style:family="text">
      <style:text-properties fo:color="#ff0000" style:font-name="DejaVu Sans" officeooo:rsid="02184275"/>
    </style:style>
    <style:style style:name="T160" style:family="text">
      <style:text-properties fo:color="#ff0000" style:font-name="DejaVu Sans" officeooo:rsid="0231322e"/>
    </style:style>
    <style:style style:name="T161" style:family="text">
      <style:text-properties fo:color="#ff0000" style:font-name="DejaVu Sans" officeooo:rsid="023e1047"/>
    </style:style>
    <style:style style:name="T162" style:family="text">
      <style:text-properties fo:color="#ff0000" style:font-name="DejaVu Sans" officeooo:rsid="01980d24"/>
    </style:style>
    <style:style style:name="T163" style:family="text">
      <style:text-properties fo:color="#ff0000" style:font-name="DejaVu Sans" officeooo:rsid="0199d3be"/>
    </style:style>
    <style:style style:name="T164" style:family="text">
      <style:text-properties fo:color="#ff0000" style:font-name="DejaVu Sans" officeooo:rsid="019b883f"/>
    </style:style>
    <style:style style:name="T165" style:family="text">
      <style:text-properties fo:color="#ff0000" officeooo:rsid="017bed48"/>
    </style:style>
    <style:style style:name="T166" style:family="text">
      <style:text-properties fo:color="#ff0000" officeooo:rsid="017dfbb1"/>
    </style:style>
    <style:style style:name="T167" style:family="text">
      <style:text-properties fo:color="#ff0000" style:font-name="Palatino-Roman" officeooo:rsid="005cd7d5" style:font-size-asian="9pt" style:font-name-complex="Palatino-Roman1" style:font-size-complex="9pt"/>
    </style:style>
    <style:style style:name="T168" style:family="text">
      <style:text-properties fo:color="#ff0000" style:font-name="Palatino-Roman" officeooo:rsid="0221d9cd" style:font-size-asian="9pt" style:font-name-complex="Palatino-Roman1" style:font-size-complex="9pt"/>
    </style:style>
    <style:style style:name="T169"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70"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71"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Arial1" fo:font-size="9pt" fo:font-style="normal" style:text-underline-style="none" fo:font-weight="normal" officeooo:rsid="0a5a43c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Arial1" fo:font-size="9pt" fo:font-style="normal" style:text-underline-style="none" fo:font-weight="normal" officeooo:rsid="0a5d3ba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70b2211"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70c17d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71bc3c4"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71b25d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6e2a67a"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714aeb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715bee3"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72cca9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702b9a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242e28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71c6126"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735109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73816d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normal" officeooo:rsid="06fcb6a5"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normal" officeooo:rsid="071344d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normal" officeooo:rsid="0718e063"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normal" officeooo:rsid="071995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normal" officeooo:rsid="0256f374"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normal" officeooo:rsid="02574c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bold" officeooo:rsid="0b795e73"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7246b7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714aebe"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715bee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71c612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DejaVu Sans" fo:font-size="9pt" fo:font-style="normal" style:text-underline-style="none" officeooo:rsid="071b25df"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17" style:family="text">
      <style:text-properties fo:font-variant="normal" fo:text-transform="none" fo:color="#000000" style:text-line-through-style="none" style:text-line-through-type="none" style:font-name="DejaVu Sans" fo:font-size="9pt" fo:font-style="normal" style:text-underline-style="none" officeooo:rsid="071c6126"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18" style:family="text">
      <style:text-properties fo:font-variant="normal" fo:text-transform="none" fo:color="#000000" style:text-line-through-style="none" style:text-line-through-type="none" style:font-name="DejaVu Sans" fo:font-size="9pt" fo:font-style="normal" style:text-underline-style="none" officeooo:rsid="06fcb6a5"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19" style:family="text">
      <style:text-properties fo:font-variant="normal" fo:text-transform="none"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20" style:family="text">
      <style:text-properties fo:font-variant="normal" fo:text-transform="none" fo:color="#000000" style:text-line-through-style="none" style:text-line-through-type="none" fo:font-size="9pt" fo:font-style="normal" style:text-underline-style="none" fo:font-weight="normal" officeooo:rsid="024622b7" style:text-blinking="false" fo:background-color="#ffffff" loext:char-shading-value="0" style:font-size-asian="9pt" style:font-style-asian="normal" style:font-weight-asian="normal" style:font-size-complex="9pt" style:font-style-complex="normal" style:font-weight-complex="normal" loext:padding="0cm" loext:border="none"/>
    </style:style>
    <style:style style:name="T221"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2"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3"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4"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5"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6"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7"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8"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9" style:family="text">
      <style:text-properties fo:font-variant="normal" fo:text-transform="none" fo:color="#ff0000" style:text-line-through-style="none" style:text-line-through-type="none" style:font-name="Calibri1" fo:font-size="11pt" fo:font-style="normal" style:text-underline-style="none" fo:font-weight="bold" officeooo:rsid="016d671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0" style:family="text">
      <style:text-properties fo:font-variant="normal" fo:text-transform="none" fo:color="#ff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1" style:family="text">
      <style:text-properties fo:font-variant="normal" fo:text-transform="none" fo:color="#ff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2" style:family="text">
      <style:text-properties fo:font-variant="normal" fo:text-transform="none" fo:color="#ff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3" style:family="text">
      <style:text-properties fo:font-variant="normal" fo:text-transform="none" fo:color="#ff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4" style:family="text">
      <style:text-properties fo:font-variant="normal" fo:text-transform="none" fo:color="#ff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5" style:family="text">
      <style:text-properties fo:font-variant="normal" fo:text-transform="none" fo:color="#ff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6" style:family="text">
      <style:text-properties fo:font-variant="normal" fo:text-transform="none" fo:color="#ff0000" style:text-line-through-style="none" style:text-line-through-type="none" style:font-name="Calibri1" fo:font-size="11pt" fo:font-style="normal" style:text-underline-style="none" fo:font-weight="bold" officeooo:rsid="01ff215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7" style:family="text">
      <style:text-properties fo:font-variant="normal" fo:text-transform="none" fo:color="#ff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8" style:family="text">
      <style:text-properties fo:font-variant="normal" fo:text-transform="none" fo:color="#ff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9" style:family="text">
      <style:text-properties fo:font-variant="normal" fo:text-transform="none" fo:color="#ff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40"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41"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42"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43"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44" style:family="text">
      <style:text-properties fo:font-variant="normal" fo:text-transform="none" fo:color="#ff0000" style:text-line-through-style="none" style:text-line-through-type="none" style:font-name="Calibri1" fo:font-size="11pt" fo:font-style="normal" style:text-underline-style="none" fo:font-weight="normal" officeooo:rsid="016d671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45" style:family="text">
      <style:text-properties fo:font-variant="normal" fo:text-transform="none" fo:color="#ff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46" style:family="text">
      <style:text-properties fo:font-variant="normal" fo:text-transform="none" fo:color="#ff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47" style:family="text">
      <style:text-properties fo:font-variant="normal" fo:text-transform="none" fo:color="#ff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48" style:family="text">
      <style:text-properties fo:font-variant="normal" fo:text-transform="none" fo:color="#ff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49" style:family="text">
      <style:text-properties fo:font-variant="normal" fo:text-transform="none" fo:color="#ff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0" style:family="text">
      <style:text-properties fo:font-variant="normal" fo:text-transform="none" fo:color="#ff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1" style:family="text">
      <style:text-properties fo:font-variant="normal" fo:text-transform="none" fo:color="#ff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2" style:family="text">
      <style:text-properties fo:font-variant="normal" fo:text-transform="none" fo:color="#ff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3" style:family="text">
      <style:text-properties fo:font-variant="normal" fo:text-transform="none" fo:color="#ff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4" style:family="text">
      <style:text-properties fo:font-variant="normal" fo:text-transform="none" fo:color="#ff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5" style:family="text">
      <style:text-properties fo:font-variant="normal" fo:text-transform="none" fo:color="#ff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6" style:family="text">
      <style:text-properties fo:font-variant="normal" fo:text-transform="none" fo:color="#ff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7" style:family="text">
      <style:text-properties fo:font-variant="normal" fo:text-transform="none" fo:color="#ff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8" style:family="text">
      <style:text-properties fo:font-variant="normal" fo:text-transform="none" fo:color="#ff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9" style:family="text">
      <style:text-properties fo:font-variant="normal" fo:text-transform="none" fo:color="#ff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0" style:family="text">
      <style:text-properties fo:font-variant="normal" fo:text-transform="none" fo:color="#ff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1" style:family="text">
      <style:text-properties fo:font-variant="normal" fo:text-transform="none" fo:color="#ff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2" style:family="text">
      <style:text-properties fo:font-variant="normal" fo:text-transform="none" fo:color="#ff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3" style:family="text">
      <style:text-properties fo:font-variant="normal" fo:text-transform="none" fo:color="#ff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4" style:family="text">
      <style:text-properties fo:font-variant="normal" fo:text-transform="none" fo:color="#ff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5" style:family="text">
      <style:text-properties fo:font-variant="normal" fo:text-transform="none" fo:color="#ff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6" style:family="text">
      <style:text-properties fo:font-variant="normal" fo:text-transform="none" fo:color="#ff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7" style:family="text">
      <style:text-properties fo:font-variant="normal" fo:text-transform="none" fo:color="#ff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8" style:family="text">
      <style:text-properties fo:font-variant="normal" fo:text-transform="none" fo:color="#ff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9" style:family="text">
      <style:text-properties fo:font-variant="normal" fo:text-transform="none" fo:color="#ff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70" style:family="text">
      <style:text-properties fo:font-variant="normal" fo:text-transform="none" fo:color="#ff0000" style:text-line-through-style="none" style:text-line-through-type="none" style:font-name="Calibri1" fo:font-size="11pt" fo:font-style="normal" style:text-underline-style="none" officeooo:rsid="01ff215b" style:text-blinking="false" fo:background-color="transparent" loext:char-shading-value="0" style:font-name-asian="Times New Roman" style:font-size-asian="11pt" style:font-style-asian="normal" style:font-name-complex="Calibri2" style:font-size-complex="11pt" style:font-style-complex="normal" loext:padding="0cm" loext:border="none"/>
    </style:style>
    <style:style style:name="T271"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72"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73" style:family="text">
      <style:text-properties fo:font-variant="normal" fo:text-transform="none" fo:color="#ff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74"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75"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76"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77"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78"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79"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280" style:family="text">
      <style:text-properties fo:font-variant="normal" fo:text-transform="none" fo:color="#ff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ff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ff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ff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ff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ff0000" style:text-line-through-style="none" style:text-line-through-type="none" style:font-name="DejaVu Sans" fo:font-size="9pt" fo:font-style="normal" style:text-underline-style="none" fo:font-weight="normal" officeooo:rsid="0714aeb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86" style:family="text">
      <style:text-properties fo:font-variant="normal" fo:text-transform="none" fo:color="#ff0000" style:text-line-through-style="none" style:text-line-through-type="none" style:font-name="DejaVu Sans" fo:font-size="9pt" fo:font-style="normal" style:text-underline-style="none" fo:font-weight="normal" officeooo:rsid="06fcb6a5"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87" style:family="text">
      <style:text-properties fo:font-variant="normal" fo:text-transform="none" fo:color="#ff0000" style:text-line-through-style="none" style:text-line-through-type="none" style:font-name="DejaVu Sans" fo:font-size="9pt" fo:font-style="normal" style:text-underline-style="none" fo:font-weight="bold" officeooo:rsid="0714aebe"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88"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90"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91"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92"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93"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94" style:family="text">
      <style:text-properties fo:font-variant="normal" fo:text-transform="none" fo:color="#ff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95"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96"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97"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98" style:family="text">
      <style:text-properties fo:font-variant="normal" fo:text-transform="none" fo:color="#ff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99" style:family="text">
      <style:text-properties fo:font-variant="normal" fo:text-transform="none" fo:color="#303942"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00" style:family="text">
      <style:text-properties officeooo:rsid="011f49f7"/>
    </style:style>
    <style:style style:name="T301" style:family="text">
      <style:text-properties officeooo:rsid="011f71e7"/>
    </style:style>
    <style:style style:name="T302" style:family="text">
      <style:text-properties officeooo:rsid="0121c572"/>
    </style:style>
    <style:style style:name="T303" style:family="text">
      <style:text-properties officeooo:rsid="0135996d"/>
    </style:style>
    <style:style style:name="T304" style:family="text">
      <style:text-properties officeooo:rsid="017a588e"/>
    </style:style>
    <style:style style:name="T305" style:family="text">
      <style:text-properties officeooo:rsid="018ac0ab"/>
    </style:style>
    <style:style style:name="T306" style:family="text">
      <style:text-properties officeooo:rsid="018d4e1b"/>
    </style:style>
    <style:style style:name="T307" style:family="text">
      <style:text-properties officeooo:rsid="018f2eb0"/>
    </style:style>
    <style:style style:name="T308" style:family="text">
      <style:text-properties fo:font-weight="bold" style:font-weight-asian="bold" style:font-weight-complex="bold"/>
    </style:style>
    <style:style style:name="T309" style:family="text">
      <style:text-properties fo:font-weight="bold" officeooo:rsid="020ef44f" style:font-weight-asian="bold" style:font-weight-complex="bold"/>
    </style:style>
    <style:style style:name="T310" style:family="text">
      <style:text-properties fo:font-weight="bold" officeooo:rsid="01a5858e" style:font-weight-asian="bold" style:font-weight-complex="bold"/>
    </style:style>
    <style:style style:name="T311" style:family="text">
      <style:text-properties fo:font-weight="bold" officeooo:rsid="01ae9990" style:font-weight-asian="bold" style:font-weight-complex="bold"/>
    </style:style>
    <style:style style:name="T312" style:family="text">
      <style:text-properties officeooo:rsid="020ef44f"/>
    </style:style>
    <style:style style:name="T313" style:family="text">
      <style:text-properties officeooo:rsid="017bed48"/>
    </style:style>
    <style:style style:name="T314" style:family="text">
      <style:text-properties officeooo:rsid="01cec0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e Yourself:</text:p>
      <text:p text:style-name="P1"/>
      <text:p text:style-name="P2">Thanks for giving me this opportunity <text:span text:style-name="T1">to introduce myself</text:span>.</text:p>
      <text:p text:style-name="P1"/>
      <text:p text:style-name="P4">Hi, I am Shubham Priyadarshi from New Delhi, India. I graduated in Computer Science <text:span text:style-name="T306">and</text:span> Engineering from one of the primiere institut<text:span text:style-name="T307">es</text:span> of India, National Institute of Technology, Patna.</text:p>
      <text:p text:style-name="P1"/>
      <text:p text:style-name="P1"><text:span text:style-name="T304">Hi, </text:span>I am Shubham Priyadarshi. <text:span text:style-name="T35">I graduated in Computer Science from NIT Patna in 2012. </text:span></text:p>
      <text:p text:style-name="P5"/>
      <text:p text:style-name="P1"><text:span text:style-name="T42">I have six years of experience in software development and systems architecture out of which last two years also involves the experience of managing the team of 5 to 7 people.</text:span><text:span text:style-name="T35"> Currently I am working on the position of Tech Lead at Moglix.</text:span></text:p>
      <text:p text:style-name="P1"/>
      <text:p text:style-name="P10"><text:span text:style-name="T41">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12"><text:span text:style-name="T41">Here I </text:span><text:span text:style-name="T43">contribute to</text:span><text:span text:style-name="T41"> the building of innovative systems architecture via </text:span><text:span text:style-name="T120">technologies such as</text:span><text:span text:style-name="T41"> </text:span><text:span text:style-name="T122">Java, Scala, </text:span><text:span text:style-name="T41">SpringBoot , Play frameworks, HTML5, CSS3, Angular, MySQL, Cassandra, Mongo, </text:span><text:span text:style-name="T119">Dynamo,</text:span><text:span text:style-name="T41"> Kafka, RabbitMQ and ElasticSearch. </text:span><text:span text:style-name="T44">I was </text:span><text:span text:style-name="T46">also</text:span><text:span text:style-name="T44"> instrumental </text:span><text:span text:style-name="T45">here</text:span><text:span text:style-name="T44"> in structuring several internal systems and processes such as api guidelines, coding guidelines, </text:span><text:span text:style-name="T47">guidelines to write unit tests, </text:span><text:span text:style-name="T44">code-review guidelines, logging processes such as log centralization and log auditing, git branching, code quality analysis, exception tracking by sending notification, etc. </text:span><text:span text:style-name="T41">I </text:span><text:span text:style-name="T118">have also contributed to define, formulate and fulfill engineering staffing plan and interviewed candidates for various positions such as senior software engineer, tech lead, software architect and director of engineering.</text:span></text:p>
      <text:p text:style-name="P11">I also successfully collaborate on solutions with our product, QA, and marketing teams to offer the best user experience to the end user.</text:p>
      <text:p text:style-name="P9"><text:span text:style-name="T37">W</text:span>hen I joined Moglix, I ha<text:span text:style-name="T303">d</text:span> started working on GreenGST project as a Senior Software Engineer. But after 6 months, I was made the lead of the GreenGST <text:span text:style-name="T38">team </text:span><text:span text:style-name="T39">(as the other senior person resigned from the company). </text:span>Then after the successful completion of the GreenGST project, the same team worked on the other project named Eway Bill where I led the team from the scratch and <text:span text:style-name="T41">I contributed in all aspects of the project such as Requirement gathering, selection of technology stack, high level architecture, coding, code-review, deployment, </text:span><text:span text:style-name="T121">bug fixing, </text:span><text:span text:style-name="T41">team-management</text:span><text:span text:style-name="T121">, etc.</text:span></text:p>
      <text:p text:style-name="P9">Apart from <text:span text:style-name="T300">the technologies mentioned here</text:span>, I have <text:span text:style-name="T301">also</text:span> worked in C++, Perl, Python, Shell, PHP, etc.</text:p>
      <text:p text:style-name="P8"><text:soft-page-break/><text:span text:style-name="T2">I have also made an android game named “Crazy ball danger wall” which can be found in </text:span><text:span text:style-name="Citation"><text:span text:style-name="T3">mobogenie </text:span></text:span><text:span text:style-name="Citation"><text:span text:style-name="T4">and </text:span></text:span><text:span text:style-name="T2">google play store.</text:span></text:p>
      <text:p text:style-name="P3"><text:span text:style-name="T165">I have a great learning curve </text:span><text:span text:style-name="T166">and</text:span><text:span text:style-name="T165"> never giving up attitude. I am highly analytical, adaptable, dedicated, curious and diligent person. I work efficiently both as an individual contributor as well as along with a team. </text:span><text:span text:style-name="T313">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6"/>
      <text:p text:style-name="P6">As far as my <text:span text:style-name="T36">other</text:span> professional experience is concerne<text:span text:style-name="T33">d:</text:span></text:p>
      <text:list xml:id="list8550782795327083376" text:style-name="L1">
        <text:list-item>
          <text:p text:style-name="P15">in my <text:span text:style-name="T302">prior</text:span> job, I have worked with Info Edge in naurkigulf team as lead engineer.</text:p>
        </text:list-item>
        <text:list-item>
          <text:p text:style-name="P15">I have also worked with D. E. Shaw and <text:s/>Open Solutions as software developer.</text:p>
        </text:list-item>
      </text:list>
      <text:p text:style-name="P1"/>
      <text:p text:style-name="P13">Besides my work and academics, I am extremely passionate about <text:span text:style-name="T305">driving bikes</text:span>, which is a great stress-buster for me. I love going through various tech talks online.</text:p>
      <text:p text:style-name="P7">That's all about me. Thank<text:span text:style-name="T34">s</text:span>.</text:p>
      <text:p text:style-name="P14"/>
      <text:p text:style-name="P14"/>
      <text:list xml:id="list5113778214037183420" text:style-name="L2">
        <text:list-item>
          <text:p text:style-name="P16"><text:span text:style-name="Strong_20_Emphasis"><text:span text:style-name="T221">Wh</text:span></text:span><text:span text:style-name="Strong_20_Emphasis"><text:span text:style-name="T222">at</text:span></text:span><text:span text:style-name="Strong_20_Emphasis"><text:span text:style-name="T221"> </text:span></text:span><text:span text:style-name="Strong_20_Emphasis"><text:span text:style-name="T223">are </text:span></text:span><text:span text:style-name="Strong_20_Emphasis"><text:span text:style-name="T230">your </text:span></text:span><text:span text:style-name="Strong_20_Emphasis"><text:span text:style-name="T223">roles and respo</text:span></text:span><text:span text:style-name="Strong_20_Emphasis"><text:span text:style-name="T224">n</text:span></text:span><text:span text:style-name="Strong_20_Emphasis"><text:span text:style-name="T223">sibilities </text:span></text:span><text:span text:style-name="Strong_20_Emphasis"><text:span text:style-name="T230">in your current job (</text:span></text:span><text:span text:style-name="Strong_20_Emphasis"><text:span text:style-name="T223">tech lead</text:span></text:span><text:span text:style-name="Strong_20_Emphasis"><text:span text:style-name="T230">)</text:span></text:span><text:span text:style-name="Strong_20_Emphasis"><text:span text:style-name="T223">?</text:span></text:span></text:p>
          <text:p text:style-name="P16"><text:span text:style-name="Strong_20_Emphasis"><text:span text:style-name="T233">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234">the </text:span></text:span><text:span text:style-name="Strong_20_Emphasis"><text:span text:style-name="T233">code as well.</text:span></text:span></text:p>
          <text:list>
            <text:list-item>
              <text:p text:style-name="P16"><text:span text:style-name="Strong_20_Emphasis"><text:span text:style-name="T263">At moglix, we follow agile development model and so used to have sprints there</text:span></text:span><text:span text:style-name="Strong_20_Emphasis"><text:span text:style-name="T245">. </text:span></text:span><text:span text:style-name="Strong_20_Emphasis"><text:span text:style-name="T264">W</text:span></text:span><text:span text:style-name="Strong_20_Emphasis"><text:span text:style-name="T245">e used to get the pending requirements </text:span></text:span><text:span text:style-name="Strong_20_Emphasis"><text:span text:style-name="T246">and their prioriti</text:span></text:span><text:span text:style-name="Strong_20_Emphasis"><text:span text:style-name="T247">z</text:span></text:span><text:span text:style-name="Strong_20_Emphasis"><text:span text:style-name="T246">ation</text:span></text:span><text:span text:style-name="Strong_20_Emphasis"><text:span text:style-name="T245"> from the product team.</text:span></text:span></text:p>
            </text:list-item>
            <text:list-item>
              <text:p text:style-name="P16"><text:span text:style-name="Strong_20_Emphasis"><text:span text:style-name="T245">We </text:span></text:span><text:span text:style-name="Strong_20_Emphasis"><text:span text:style-name="T253">used to have</text:span></text:span><text:span text:style-name="Strong_20_Emphasis"><text:span text:style-name="T245">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6"><text:span text:style-name="Strong_20_Emphasis"><text:span text:style-name="T252">Then</text:span></text:span><text:span text:style-name="Strong_20_Emphasis"><text:span text:style-name="T245"> its my responsibility to understand the project or the product requirements </text:span></text:span><text:span text:style-name="Strong_20_Emphasis"><text:span text:style-name="T248">well</text:span></text:span><text:span text:style-name="Strong_20_Emphasis"><text:span text:style-name="T245"> </text:span></text:span><text:span text:style-name="Strong_20_Emphasis"><text:span text:style-name="T261">and </text:span></text:span><text:span text:style-name="Strong_20_Emphasis"><text:span text:style-name="T231">also to identify the project risk and </text:span></text:span><text:span text:style-name="Strong_20_Emphasis"><text:span text:style-name="T232">to </text:span></text:span><text:span text:style-name="Strong_20_Emphasis"><text:span text:style-name="T231">plan mitigation action with the PM at project level.</text:span></text:span></text:p>
            </text:list-item>
            <text:list-item>
              <text:p text:style-name="P16"><text:span text:style-name="Strong_20_Emphasis"><text:span text:style-name="T245">then </text:span></text:span><text:span text:style-name="Strong_20_Emphasis"><text:span text:style-name="T254">we</text:span></text:span><text:span text:style-name="Strong_20_Emphasis"><text:span text:style-name="T245"> discuss the project or requirements within the team and to define and shape the </text:span></text:span><text:span text:style-name="Strong_20_Emphasis"><text:span text:style-name="T265">design, </text:span></text:span><text:span text:style-name="Strong_20_Emphasis"><text:span text:style-name="T245">road map and specifications and to come up with the best solution,</text:span></text:span></text:p>
            </text:list-item>
            <text:list-item>
              <text:p text:style-name="P16"><text:soft-page-break/><text:span text:style-name="Strong_20_Emphasis"><text:span text:style-name="T245">then it</text:span></text:span><text:span text:style-name="Strong_20_Emphasis"><text:span text:style-name="T249">s</text:span></text:span><text:span text:style-name="Strong_20_Emphasis"><text:span text:style-name="T245"> </text:span></text:span><text:span text:style-name="Strong_20_Emphasis"><text:span text:style-name="T255">my responsibility</text:span></text:span><text:span text:style-name="Strong_20_Emphasis"><text:span text:style-name="T245"> to work closely with the team and other stake holders such as product team, client, etc for time to time coordination for queries and clarification of doubts of the team members,</text:span></text:span></text:p>
            </text:list-item>
            <text:list-item>
              <text:p text:style-name="P16"><text:span text:style-name="Strong_20_Emphasis"><text:span text:style-name="T245">Then it is also expected from me to be very hands on in software development (coding) and to be a role model for the team and to guide them according to the requirement. I also used to </text:span></text:span><text:span text:style-name="Strong_20_Emphasis"><text:span text:style-name="T250">pick</text:span></text:span><text:span text:style-name="Strong_20_Emphasis"><text:span text:style-name="T245"> some development </text:span></text:span><text:span text:style-name="Strong_20_Emphasis"><text:span text:style-name="T250">work </text:span></text:span><text:span text:style-name="Strong_20_Emphasis"><text:span text:style-name="T245">time to time </text:span></text:span><text:span text:style-name="Strong_20_Emphasis"><text:span text:style-name="T262">(generally 20 to 30 % of my bandwidth)</text:span></text:span><text:span text:style-name="Strong_20_Emphasis"><text:span text:style-name="T245">.</text:span></text:span></text:p>
            </text:list-item>
            <text:list-item>
              <text:p text:style-name="P16"><text:span text:style-name="Strong_20_Emphasis"><text:span text:style-name="T245">Then its </text:span></text:span><text:span text:style-name="Strong_20_Emphasis"><text:span text:style-name="T256">on me</text:span></text:span><text:span text:style-name="Strong_20_Emphasis"><text:span text:style-name="T245"> to make sure the implementation of the project goes according to the discussed technical design, road map and specifications,</text:span></text:span></text:p>
            </text:list-item>
            <text:list-item>
              <text:p text:style-name="P16"><text:span text:style-name="Strong_20_Emphasis"><text:span text:style-name="T245">But at the same time its also important to manage the project development schedule and its execution with proper development standards, best practices and methodologies </text:span></text:span><text:span text:style-name="Strong_20_Emphasis"><text:span text:style-name="T251">(such as unit testing, proper QA, etc)</text:span></text:span><text:span text:style-name="Strong_20_Emphasis"><text:span text:style-name="T245"> so that the team could deliver the high quality software on promised time,</text:span></text:span></text:p>
            </text:list-item>
            <text:list-item>
              <text:p text:style-name="P16"><text:span text:style-name="Strong_20_Emphasis"><text:span text:style-name="T245">After the development and testing of any product, we are having a PAT meeting (Product Assessment Test) meeting, in which </text:span></text:span><text:span text:style-name="Strong_20_Emphasis"><text:span text:style-name="T257">we</text:span></text:span><text:span text:style-name="Strong_20_Emphasis"><text:span text:style-name="T245"> </text:span></text:span><text:span text:style-name="Strong_20_Emphasis"><text:span text:style-name="T259">used to </text:span></text:span><text:span text:style-name="Strong_20_Emphasis"><text:span text:style-name="T258">show</text:span></text:span><text:span text:style-name="Strong_20_Emphasis"><text:span text:style-name="T245"> the developed product to the product guys.</text:span></text:span></text:p>
            </text:list-item>
            <text:list-item>
              <text:p text:style-name="P16"><text:span text:style-name="Strong_20_Emphasis"><text:span text:style-name="T245">Then its also on me to maintain the ownership and responsibility of delivered system and post production support to ensure the effective usage,</text:span></text:span></text:p>
            </text:list-item>
            <text:list-item>
              <text:p text:style-name="P16"><text:span text:style-name="Strong_20_Emphasis"><text:span text:style-name="T245">Some of the other important responsibilities are to drive the adoption of engineering best practices throughout the whole team,</text:span></text:span></text:p>
            </text:list-item>
            <text:list-item>
              <text:p text:style-name="P16"><text:span text:style-name="Strong_20_Emphasis"><text:span text:style-name="T241">to ensure the continuous growth</text:span></text:span><text:span text:style-name="Strong_20_Emphasis"><text:span text:style-name="T245"> of team’s skills, capacity and capability,</text:span></text:span></text:p>
            </text:list-item>
            <text:list-item>
              <text:p text:style-name="P16"><text:span text:style-name="Strong_20_Emphasis"><text:span text:style-name="T245">and to keep an eye on staffing plan of the team </text:span></text:span><text:span text:style-name="Strong_20_Emphasis"><text:span text:style-name="T260">and</text:span></text:span><text:span text:style-name="Strong_20_Emphasis"><text:span text:style-name="T245"> to interview people for the team if required,</text:span></text:span></text:p>
            </text:list-item>
          </text:list>
        </text:list-item>
        <text:list-item>
          <text:p text:style-name="P42"><text:span text:style-name="T309">Security Checklist:</text:span><text:span text:style-name="T312"> Authentication system, User data and Authorization, App, Security Headers and Configurations, Sanitization of Input, Sanitization of Output, Operations, People,</text:span></text:p>
        </text:list-item>
        <text:list-item>
          <text:p text:style-name="P17"><text:span text:style-name="T158">Authentication system</text:span><text:span text:style-name="T159"> - </text:span><text:span text:style-name="T123">Signup/Signin/2 Factor/Password reset – HTTPS, </text:span><text:span text:style-name="Source_20_Text"><text:span text:style-name="T123">Bcrypt, logout, reset password, </text:span></text:span><text:span text:style-name="Source_20_Text"><text:span text:style-name="T160">state parameter in oauth2, no open redirects,</text:span></text:span><text:span text:style-name="Source_20_Text"><text:span text:style-name="T161"> httponly cookies, limited attempts, expiration time and expiration of reset password toke</text:span></text:span><text:span text:style-name="Source_20_Text"><text:span text:style-name="T162">n</text:span></text:span><text:span text:style-name="Source_20_Text"><text:span text:style-name="T161">,</text:span></text:span><text:span text:style-name="Source_20_Text"><text:span text:style-name="T160"> </text:span></text:span><text:span text:style-name="Source_20_Text"><text:span text:style-name="T123">sanitiz</text:span></text:span><text:span text:style-name="Source_20_Text"><text:span text:style-name="T163">ation</text:span></text:span><text:span text:style-name="Source_20_Text"><text:span text:style-name="T123"> </text:span></text:span><text:span text:style-name="Source_20_Text"><text:span text:style-name="T164">of</text:span></text:span><text:span text:style-name="Source_20_Text"><text:span text:style-name="T123"> javascrip</text:span></text:span><text:span text:style-name="Source_20_Text"><text:span text:style-name="T161">t</text:span></text:span><text:span text:style-name="Source_20_Text"><text:span text:style-name="T123">, data, CRLF characters, </text:span></text:span><text:span text:style-name="Source_20_Text"><text:span text:style-name="T161">etc.,</text:span></text:span></text:p>
        </text:list-item>
        <text:list-item>
          <text:p text:style-name="P43"><text:span text:style-name="T309">User data and Authorization</text:span><text:span text:style-name="T312"> – everytime authorization, avoid serially iterable resource id, verification email for account changes, use uuid for ids, sanitize file name of file being upload to S3 and post-process using lambda,</text:span></text:p>
        </text:list-item>
        <text:list-item>
          <text:p text:style-name="P44"><text:span text:style-name="T309">App</text:span><text:span text:style-name="T312"> – server to server, granted permissions should carefully evaluated, no sensitive information in keychain access, certificate pinning,</text:span></text:p>
        </text:list-item>
        <text:list-item>
          <text:p text:style-name="P45"><text:span text:style-name="T309">Security Headers and Configurations</text:span><text:span text:style-name="T312"> – SRI, add CSP, CSRF, HSTS, X-Frame-Options, [double X double S protection] </text:span><text:span text:style-name="T40">X-XSS protection</text:span><text:span text:style-name="T312"> </text:span><text:span text:style-name="T310">he</text:span><text:span text:style-name="T309">aders</text:span><text:span text:style-name="T312">, update HSTS Preload list, update DNS to add SPF record,</text:span></text:p>
        </text:list-item>
        <text:list-item>
          <text:p text:style-name="P46"><text:span text:style-name="T309">SANITIZATION OF INPUT</text:span><text:span text:style-name="T312">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46"><text:span text:style-name="T309">SANITIZATION OF OUTPUT</text:span><text:span text:style-name="T312"> – output can be sanitized to have a check on the data being sent out. Even if some bug is introduced in the system somehow, </text:span><text:soft-page-break/><text:span text:style-name="T312">sensitive unwanted information won’t be sent out if we have such a check in our system.</text:span></text:p>
        </text:list-item>
        <text:list-item>
          <text:p text:style-name="P47"><text:span text:style-name="T309">OPERATIONS</text:span><text:span text:style-name="T312">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47"><text:span text:style-name="T309">PEOPLE</text:span><text:span text:style-name="T312">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48"><text:span text:style-name="T308">MongoDB 4.0 is adding (multi-collection) multi-document transactions: </text:span><text:a xlink:type="simple" xlink:href="https://www.mongodb.com/transactions" text:style-name="Internet_20_link" text:visited-style-name="Visited_20_Internet_20_Link"><text:span text:style-name="T311">https://www.mongodb.com/transactions</text:span></text:a></text:p>
        </text:list-item>
        <text:list-item>
          <text:p text:style-name="P18"><text:span text:style-name="Strong_20_Emphasis"><text:span text:style-name="T229">UI, </text:span></text:span><text:span text:style-name="Strong_20_Emphasis"><text:span text:style-name="T244">technology stack, </text:span></text:span><text:span text:style-name="Strong_20_Emphasis"><text:span text:style-name="T229">deployment,</text:span></text:span><text:span text:style-name="Strong_20_Emphasis"><text:span text:style-name="T244"> security,</text:span></text:span></text:p>
        </text:list-item>
        <text:list-item>
          <text:p text:style-name="P18"><text:span text:style-name="Strong_20_Emphasis"><text:span text:style-name="T239">Approach for System Design Problems:</text:span></text:span><text:span text:style-name="Strong_20_Emphasis"><text:span text:style-name="T267"> s&amp;u, g&amp;r, workflow, nob, </text:span></text:span><text:span text:style-name="Strong_20_Emphasis"><text:span text:style-name="T239">tou, sdc, ui, api,</text:span></text:span><text:span text:style-name="Strong_20_Emphasis"><text:span text:style-name="T267"> cec, dd, algorithm, </text:span></text:span><text:span text:style-name="Strong_20_Emphasis"><text:span text:style-name="T268">technology stack, </text:span></text:span><text:span text:style-name="Strong_20_Emphasis"><text:span text:style-name="T239">bsd, dcd, concurrency, dp,</text:span></text:span><text:span text:style-name="Strong_20_Emphasis"><text:span text:style-name="T267"> cp, dr, da, cache, </text:span></text:span><text:span text:style-name="Strong_20_Emphasis"><text:span text:style-name="T239">ft, lb, purging, dd,</text:span></text:span><text:span text:style-name="Strong_20_Emphasis"><text:span text:style-name="T267"> </text:span></text:span><text:span text:style-name="Strong_20_Emphasis"><text:span text:style-name="T268">security, </text:span></text:span><text:span text:style-name="Strong_20_Emphasis"><text:span text:style-name="T267">optimization, personalization, </text:span></text:span><text:span text:style-name="Strong_20_Emphasis"><text:span text:style-name="T269">deployment,</text:span></text:span><text:span text:style-name="Strong_20_Emphasis"><text:span text:style-name="T267"> </text:span></text:span><text:span text:style-name="Strong_20_Emphasis"><text:span text:style-name="T239">analytics, advanced issues, monitoring, follow up,</text:span></text:span></text:p>
        </text:list-item>
        <text:list-item>
          <text:p text:style-name="P19"><text:a xlink:type="simple" xlink:href="http://www.mytechinterviews.com/red-green-and-yellow-balls" text:style-name="Internet_20_link" text:visited-style-name="Visited_20_Internet_20_Link"><text:span text:style-name="Strong_20_Emphasis"><text:span text:style-name="T237">Red-green-and-yellow-ball</text:span></text:span></text:a><text:a xlink:type="simple" xlink:href="http://www.mytechinterviews.com/red-green-and-yellow-balls" text:style-name="Internet_20_link" text:visited-style-name="Visited_20_Internet_20_Link"><text:span text:style-name="Strong_20_Emphasis"><text:span text:style-name="T238">s </text:span></text:span></text:a><text:span text:style-name="T238">problem</text:span><text:span text:style-name="Strong_20_Emphasis"><text:span text:style-name="T238">: G1, Y1 <text:s text:c="3"/>=== <text:s text:c="3"/>G2, Y2</text:span></text:span></text:p>
        </text:list-item>
        <text:list-item>
          <text:p text:style-name="P20"><text:span text:style-name="Source_20_Text"><text:span text:style-name="T273">12 Identical balls problem: 1, 2, 5 <text:s text:c="3"/>=== <text:s text:c="4"/>3, 6, 9</text:span></text:span></text:p>
        </text:list-item>
        <text:list-item>
          <text:p text:style-name="P21"><text:span text:style-name="Source_20_Text"><text:span text:style-name="T271">RP</text:span></text:span><text:span text:style-name="Source_20_Text"><text:span text:style-name="T272">C: </text:span></text:span></text:p>
          <text:list>
            <text:list-item>
              <text:p text:style-name="P22"><text:span text:style-name="Source_20_Text"><text:span text:style-name="T156">In an RPC, a client causes a procedure to execute on a different address space, usually a remote server.</text:span></text:span></text:p>
            </text:list-item>
            <text:list-item>
              <text:p text:style-name="P23"><text:span text:style-name="Source_20_Text"><text:span text:style-name="T156">The procedure is coded as if it were a local procedure call, abstracting away the details of how to communicate with the server from the client program.</text:span></text:span></text:p>
            </text:list-item>
            <text:list-item>
              <text:p text:style-name="P23"><text:span text:style-name="Source_20_Text"><text:span text:style-name="T279">Remote calls are usually slower and less reliable than local calls so it is helpful to distinguish RPC calls from local calls.</text:span></text:span></text:p>
            </text:list-item>
            <text:list-item>
              <text:p text:style-name="P23"><text:span text:style-name="Source_20_Text"><text:span text:style-name="T156">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56">, </text:span></text:span><text:a xlink:type="simple" xlink:href="https://thrift.apache.org/" text:style-name="Internet_20_link" text:visited-style-name="Visited_20_Internet_20_Link"><text:span text:style-name="Source_20_Text">Thrift</text:span></text:a><text:span text:style-name="Source_20_Text"><text:span text:style-name="T156">, and </text:span></text:span><text:a xlink:type="simple" xlink:href="https://avro.apache.org/docs/current/" text:style-name="Internet_20_link" text:visited-style-name="Visited_20_Internet_20_Link"><text:span text:style-name="Source_20_Text">Avro</text:span></text:a><text:span text:style-name="Source_20_Text"><text:span text:style-name="T156">.</text:span></text:span></text:p>
            </text:list-item>
          </text:list>
        </text:list-item>
        <text:list-item>
          <text:p text:style-name="P61"><text:span text:style-name="Source_20_Text"><text:span text:style-name="T155">REST: </text:span></text:span><text:span text:style-name="Source_20_Text"><text:span text:style-name="T139">Representational State Transfer or </text:span></text:span><text:span text:style-name="Source_20_Text"><text:span text:style-name="T136">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62"><text:span text:style-name="Source_20_Text"><text:span text:style-name="T152">Reasons for SQL: </text:span></text:span><text:span text:style-name="Source_20_Text"><text:span text:style-name="T136">Structured data, Strict schema, Relational data, Need for complex joins, Transactions, </text:span></text:span><text:span text:style-name="Source_20_Text"><text:span text:style-name="T140">fast lookup by index,</text:span></text:span><text:span text:style-name="Source_20_Text"><text:span text:style-name="T136"> Clear patterns for scaling, More established: developers, community, code, tools, etc.,</text:span></text:span></text:p>
        </text:list-item>
        <text:list-item>
          <text:p text:style-name="P63"><text:span text:style-name="Source_20_Text"><text:span text:style-name="T153">Reasons for NoSQL: </text:span></text:span><text:span text:style-name="Source_20_Text"><text:span text:style-name="T137">Semi-structured data, Dynamic or flexible schema, Non-relational data, No need for complex joins, Store many TB (or PB) of data, Very data intensive workload, Very high throughput for IOPS,</text:span></text:span></text:p>
        </text:list-item>
        <text:list-item>
          <text:p text:style-name="P64"><text:span text:style-name="Source_20_Text"><text:span text:style-name="T154">Sample data well-suited for NoSQL: </text:span></text:span><text:span text:style-name="Source_20_Text"><text:span text:style-name="T138">Rapid ingest of clickstream and log data, Leaderboard or scoring data, Temporary data such as a shopping cart, Frequently accessed ('hot') tables, Metadata/lookup tables,</text:span></text:span></text:p>
        </text:list-item>
        <text:list-item>
          <text:p text:style-name="P64"><text:span text:style-name="Source_20_Text"><text:span text:style-name="T143">T</text:span></text:span><text:span text:style-name="Source_20_Text"><text:span text:style-name="T142">echniques to scale a relational database: </text:span></text:span><text:span text:style-name="Strong_20_Emphasis"><text:span text:style-name="T141">federation</text:span></text:span><text:span text:style-name="Source_20_Text"><text:span text:style-name="T128">, </text:span></text:span><text:span text:style-name="Strong_20_Emphasis"><text:span text:style-name="T141">sharding</text:span></text:span><text:span text:style-name="Source_20_Text"><text:span text:style-name="T128">, </text:span></text:span><text:span text:style-name="Strong_20_Emphasis"><text:span text:style-name="T141">denormalization</text:span></text:span><text:span text:style-name="Source_20_Text"><text:span text:style-name="T128">, </text:span></text:span><text:span text:style-name="Strong_20_Emphasis"><text:span text:style-name="T141">SQL tuning, </text:span></text:span><text:span text:style-name="Source_20_Text"><text:span text:style-name="Strong_20_Emphasis"><text:span text:style-name="T141">master-master replication, </text:span></text:span></text:span><text:span text:style-name="Strong_20_Emphasis"><text:span text:style-name="T141">master-slave replication</text:span></text:span><text:span text:style-name="Source_20_Text"><text:span text:style-name="T128">.</text:span></text:span></text:p>
        </text:list-item>
        <text:list-item>
          <text:p text:style-name="P65"><text:soft-page-break/><text:span text:style-name="Source_20_Text"><text:span text:style-name="T144">SQL tuning: </text:span></text:span><text:span text:style-name="Source_20_Text"><text:span text:style-name="T129">use good indices, tighten up the schema, avoid expensive joins, partition tables, tune the query cache, benchmarking and profiling, database performance tuning,</text:span></text:span></text:p>
        </text:list-item>
        <text:list-item>
          <text:p text:style-name="P65"><text:span text:style-name="Source_20_Text"><text:span text:style-name="T142">Use good indices:</text:span></text:span></text:p>
          <text:list>
            <text:list-item>
              <text:p text:style-name="P66"><text:span text:style-name="Source_20_Text"><text:span text:style-name="T132">Columns that you are querying (SELECT, GROUP BY, ORDER BY, JOIN) could be faster with indices,</text:span></text:span></text:p>
            </text:list-item>
            <text:list-item>
              <text:p text:style-name="P66"><text:span text:style-name="Source_20_Text"><text:span text:style-name="T132">When loading large amounts of data, it might be faster to disable indices, load the data, then rebuild the indices.</text:span></text:span></text:p>
            </text:list-item>
          </text:list>
        </text:list-item>
        <text:list-item>
          <text:p text:style-name="P67"><text:span text:style-name="Source_20_Text"><text:span text:style-name="T149">Tighten up the schema:</text:span></text:span></text:p>
          <text:list>
            <text:list-item>
              <text:p text:style-name="P67"><text:span text:style-name="Source_20_Text"><text:span text:style-name="T133">Use CHAR instead of VARCHAR for fixed-length fields,</text:span></text:span></text:p>
            </text:list-item>
            <text:list-item>
              <text:p text:style-name="P67"><text:span text:style-name="Source_20_Text"><text:span text:style-name="T133">Use TEXT for large blocks of text such as blog posts,</text:span></text:span></text:p>
            </text:list-item>
            <text:list-item>
              <text:p text:style-name="P67"><text:span text:style-name="Source_20_Text"><text:span text:style-name="T133">Avoid storing large BLOBS, store the location of where to get the object instead,</text:span></text:span></text:p>
            </text:list-item>
            <text:list-item>
              <text:p text:style-name="P67"><text:span text:style-name="Source_20_Text"><text:span text:style-name="T133">Set the NOT NULL constraint where applicable to improve search performance,</text:span></text:span></text:p>
            </text:list-item>
          </text:list>
        </text:list-item>
        <text:list-item>
          <text:p text:style-name="P67"><text:span text:style-name="Source_20_Text"><text:span text:style-name="T149">Avoid expensive joins: </text:span></text:span><text:span text:style-name="Source_20_Text"><text:span text:style-name="T133">Denormalize where performance demands it.</text:span></text:span></text:p>
        </text:list-item>
        <text:list-item>
          <text:p text:style-name="P68"><text:span text:style-name="Source_20_Text"><text:span text:style-name="T150">Partition tables: </text:span></text:span><text:span text:style-name="Source_20_Text"><text:span text:style-name="T134">Break up a table by putting hot spots in a separate table to help keep it in memory.</text:span></text:span></text:p>
        </text:list-item>
        <text:list-item>
          <text:p text:style-name="P69"><text:span text:style-name="Source_20_Text"><text:span text:style-name="T151">Tune the query cache:</text:span></text:span><text:span text:style-name="Source_20_Text"><text:span text:style-name="T135"> In some cases, the query cache could lead to performance issues.</text:span></text:span></text:p>
        </text:list-item>
        <text:list-item>
          <text:p text:style-name="P70"><text:span text:style-name="Source_20_Text"><text:span text:style-name="T145">Things to do for query optimization: </text:span></text:span><text:span text:style-name="Source_20_Text"><text:span text:style-name="T130">Table Design Generalities, Optimizing queries for speed,</text:span></text:span></text:p>
        </text:list-item>
        <text:list-item>
          <text:p text:style-name="P70"><text:span text:style-name="Source_20_Text"><text:span text:style-name="T146">Table Design Generalities:</text:span></text:span></text:p>
          <text:list>
            <text:list-item>
              <text:p text:style-name="P96">Put changing data in separate table,</text:p>
            </text:list-item>
            <text:list-item>
              <text:p text:style-name="P96">primary use of table,</text:p>
            </text:list-item>
            <text:list-item>
              <text:p text:style-name="P96">Data Types of the column,</text:p>
            </text:list-item>
            <text:list-item>
              <text:p text:style-name="P96">indexing on the basis of frequently used queries,</text:p>
            </text:list-item>
            <text:list-item>
              <text:p text:style-name="P96">use Explain to Find Points to Index in Queries,</text:p>
            </text:list-item>
            <text:list-item>
              <text:p text:style-name="P96">Use of indices for join</text:p>
            </text:list-item>
          </text:list>
        </text:list-item>
        <text:list-item>
          <text:p text:style-name="P70"><text:span text:style-name="Source_20_Text"><text:span text:style-name="T147">Optimizing queries for speed:</text:span></text:span></text:p>
          <text:list>
            <text:list-item>
              <text:p text:style-name="P96">Try to use limit wherever possible,</text:p>
            </text:list-item>
            <text:list-item>
              <text:p text:style-name="P96">Try to use “union” instead of “or” when the component parts are testing different fields,</text:p>
            </text:list-item>
          </text:list>
        </text:list-item>
        <text:list-item>
          <text:p text:style-name="P70"><text:span text:style-name="Source_20_Text"><text:span text:style-name="T148">Important settings for mysql performance tuning: </text:span></text:span><text:span text:style-name="Source_20_Text"><text:span text:style-name="T131">innodb_buffer_pool_size, innodb_log_file_size, max_connections, query_cache_size, log_bin, skip_name_resolve, innodb_file_per_table, innodb_flush_log_at_trx_commit, innodb_flush_method, innodb_log_buffer_size,</text:span></text:span></text:p>
        </text:list-item>
        <text:list-item>
          <text:p text:style-name="P71"><text:span text:style-name="Source_20_Text"><text:span text:style-name="T142">Important high-level trade-offs: </text:span></text:span><text:span text:style-name="Source_20_Text"><text:span text:style-name="T157">P-S, L-T, A-C</text:span></text:span></text:p>
          <text:p text:style-name="P71"><text:span text:style-name="Strong_20_Emphasis"><text:span text:style-name="T141">Performance</text:span></text:span><text:span text:style-name="Source_20_Text"><text:span text:style-name="T128"> vs </text:span></text:span><text:span text:style-name="Strong_20_Emphasis"><text:span text:style-name="T141">scalability, Latency</text:span></text:span><text:span text:style-name="Source_20_Text"><text:span text:style-name="T128"> vs </text:span></text:span><text:span text:style-name="Strong_20_Emphasis"><text:span text:style-name="T141">throughput, Availability</text:span></text:span><text:span text:style-name="Source_20_Text"><text:span text:style-name="T128"> vs </text:span></text:span><text:span text:style-name="Strong_20_Emphasis"><text:span text:style-name="T141">consistency.</text:span></text:span></text:p>
        </text:list-item>
        <text:list-item>
          <text:p text:style-name="P72"><text:span text:style-name="Strong_20_Emphasis"><text:span text:style-name="T67">OSI Model: PDNTSPA, TCI/IP Model: NITA</text:span></text:span></text:p>
        </text:list-item>
        <text:list-item>
          <text:p text:style-name="P73"><text:span text:style-name="Strong_20_Emphasis"><text:span text:style-name="T66">Microservices or Microservice architecture </text:span></text:span><text:span text:style-name="Strong_20_Emphasis"><text:span text:style-name="T105">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74"><text:span text:style-name="Strong_20_Emphasis"><text:span text:style-name="T66">Advantages of microservice architecture: </text:span></text:span><text:span text:style-name="Strong_20_Emphasis"><text:span text:style-name="T105">make on-boarding easier, reduce risk, increase autonomy of teams, flexible data storage, enable polyglot </text:span></text:span><text:soft-page-break/><text:span text:style-name="Strong_20_Emphasis"><text:span text:style-name="T105">programming, flexibility and scalability, fault tolerance and fault isolation, simplify security monitoring, increase speed of deployment, can be spread, more suitable for containerization,</text:span></text:span></text:p>
        </text:list-item>
        <text:list-item>
          <text:p text:style-name="P75"><text:span text:style-name="Strong_20_Emphasis"><text:span text:style-name="T66">Disadvantages of microservice architecture: </text:span></text:span><text:span text:style-name="Strong_20_Emphasis"><text:span text:style-name="T105">complexity of overall application, distributed and heterogenic, requires cultural changes, more expensive, pose security challenges,</text:span></text:span></text:p>
        </text:list-item>
        <text:list-item>
          <text:p text:style-name="P76"><text:span text:style-name="Strong_20_Emphasis"><text:span text:style-name="T124">Benefits of distributed applications: </text:span></text:span><text:span text:style-name="Strong_20_Emphasis"><text:span text:style-name="T126">Reliability, Scalability, </text:span></text:span><text:span text:style-name="Strong_20_Emphasis"><text:span text:style-name="T127">Fault Tolerance,</text:span></text:span></text:p>
        </text:list-item>
        <text:list-item>
          <text:p text:style-name="P76"><text:span text:style-name="Strong_20_Emphasis"><text:span text:style-name="T125">Challenges of distributed applications: </text:span></text:span><text:span text:style-name="Strong_20_Emphasis"><text:span text:style-name="T126">Race Condition, Deadlock, Inconsistency,</text:span></text:span></text:p>
        </text:list-item>
        <text:list-item>
          <text:p text:style-name="P77"><text:span text:style-name="Strong_20_Emphasis"><text:span text:style-name="T61">Questions which could be asked from the interviewer: </text:span></text:span><text:span text:style-name="Strong_20_Emphasis"><text:span text:style-name="T82">headed, competitors, opportunities, challenges, </text:span></text:span><text:span text:style-name="Strong_20_Emphasis"><text:span text:style-name="T83">best, next step, </text:span></text:span><text:span text:style-name="Strong_20_Emphasis"><text:span text:style-name="T84">career path, qualities, culture, day-to-day responsibilities, </text:span></text:span><text:span text:style-name="Strong_20_Emphasis"><text:span text:style-name="T82">revenue model, investors, </text:span></text:span><text:span text:style-name="Strong_20_Emphasis"><text:span text:style-name="T103">area of span,</text:span></text:span></text:p>
        </text:list-item>
        <text:list-item>
          <text:p text:style-name="P78"><text:span text:style-name="Strong_20_Emphasis"><text:span text:style-name="T62">Best practices or guidelines for unit tests: </text:span></text:span><text:span text:style-name="Strong_20_Emphasis"><text:span text:style-name="T85">unit level, boundary cases, randomly generated parameters, each features once, negative test, design code with testing in mind, test for every bug you find, fully automated </text:span></text:span><text:span text:style-name="Strong_20_Emphasis"><text:span text:style-name="T102">&amp;</text:span></text:span><text:span text:style-name="Strong_20_Emphasis"><text:span text:style-name="T85"> non-interactive, code coverage tools, fix failing tests immediately,</text:span></text:span></text:p>
        </text:list-item>
        <text:list-item>
          <text:p text:style-name="P78"><text:span text:style-name="Strong_20_Emphasis"><text:span text:style-name="T63">API Guidelines:</text:span></text:span><text:span text:style-name="Strong_20_Emphasis"><text:span text:style-name="T86"> </text:span></text:span><text:span text:style-name="Strong_20_Emphasis"><text:span text:style-name="T87">through APIs only, no DB calls between services, </text:span></text:span><text:span text:style-name="Strong_20_Emphasis"><text:span text:style-name="T88">REST API naming conventions, https, auth, </text:span></text:span><text:span text:style-name="Strong_20_Emphasis"><text:span text:style-name="T89">data validation, caching, timeouts, </text:span></text:span><text:span text:style-name="Strong_20_Emphasis"><text:span text:style-name="T90">success &amp; responseCode, </text:span></text:span><text:span text:style-name="Strong_20_Emphasis"><text:span text:style-name="T91">proper error &amp; success message, </text:span></text:span><text:span text:style-name="Strong_20_Emphasis"><text:span text:style-name="T92">proper http code,</text:span></text:span></text:p>
        </text:list-item>
        <text:list-item>
          <text:p text:style-name="P78"><text:span text:style-name="Strong_20_Emphasis"><text:span text:style-name="T64">REST API naming conventions:</text:span></text:span><text:span text:style-name="Strong_20_Emphasis"><text:span text:style-name="T93"> </text:span></text:span><text:span text:style-name="Strong_20_Emphasis"><text:span text:style-name="T94">noun, plural, named parameters, paginated with limit and offset, max </text:span></text:span><text:span text:style-name="Strong_20_Emphasis"><text:span text:style-name="T101">&amp;</text:span></text:span><text:span text:style-name="Strong_20_Emphasis"><text:span text:style-name="T94"> default page size, </text:span></text:span><text:span text:style-name="Strong_20_Emphasis"><text:span text:style-name="T95">query parameters for advanced filtering &amp; sorting, </text:span></text:span><text:span text:style-name="Strong_20_Emphasis"><text:span text:style-name="T96">JSON but XML also if required, </text:span></text:span><text:span text:style-name="Strong_20_Emphasis"><text:span text:style-name="T97">examples of GET list, GET, POST, PUT and delete,</text:span></text:span></text:p>
        </text:list-item>
        <text:list-item>
          <text:p text:style-name="P78"><text:span text:style-name="Strong_20_Emphasis"><text:span text:style-name="T65">HTTP Code categories:</text:span></text:span><text:span text:style-name="Strong_20_Emphasis"><text:span text:style-name="T98"> </text:span></text:span><text:span text:style-name="Strong_20_Emphasis"><text:span text:style-name="T99">Informational, </text:span></text:span><text:span text:style-name="Strong_20_Emphasis"><text:span text:style-name="T100">Success, Redirection</text:span></text:span><text:span text:style-name="Strong_20_Emphasis"><text:span text:style-name="T104">al</text:span></text:span><text:span text:style-name="Strong_20_Emphasis"><text:span text:style-name="T100">, Client-error, Server-error,</text:span></text:span></text:p>
        </text:list-item>
        <text:list-item>
          <text:p text:style-name="P24"><text:span text:style-name="Strong_20_Emphasis"><text:span text:style-name="T225">Agile: </text:span></text:span><text:span text:style-name="Strong_20_Emphasis"><text:span text:style-name="T227">Agile</text:span></text:span><text:span text:style-name="Strong_20_Emphasis"><text:span text:style-name="T225"> project management is an iterative development methodology that values human communication and feedback, adapt to changes, and produc</text:span></text:span><text:span text:style-name="Strong_20_Emphasis"><text:span text:style-name="T228">e</text:span></text:span><text:span text:style-name="Strong_20_Emphasis"><text:span text:style-name="T225"> working results.</text:span></text:span></text:p>
        </text:list-item>
        <text:list-item>
          <text:p text:style-name="P25"><text:span text:style-name="Strong_20_Emphasis"><text:span text:style-name="T226">Types of meetings in scrum:</text:span></text:span><text:span text:style-name="Strong_20_Emphasis"><text:span text:style-name="T242"> </text:span></text:span><text:span text:style-name="Strong_20_Emphasis"><text:span text:style-name="T243">Sprint planning, Daily standup, Backlog grooming, Sprint review, Sprint Retrospective,</text:span></text:span></text:p>
        </text:list-item>
        <text:list-item>
          <text:p text:style-name="P26"><text:span text:style-name="Strong_20_Emphasis"><text:span text:style-name="T229">UI, </text:span></text:span><text:span text:style-name="Strong_20_Emphasis"><text:span text:style-name="T244">technology stack, </text:span></text:span><text:span text:style-name="Strong_20_Emphasis"><text:span text:style-name="T229">deployment,</text:span></text:span><text:span text:style-name="Strong_20_Emphasis"><text:span text:style-name="T244"> security,</text:span></text:span></text:p>
        </text:list-item>
        <text:list-item>
          <text:p text:style-name="P27"><text:span text:style-name="Strong_20_Emphasis"><text:span text:style-name="T239">Approach for System Design Problems:</text:span></text:span><text:span text:style-name="Strong_20_Emphasis"><text:span text:style-name="T267"> s&amp;u, g&amp;r, workflow, nob, </text:span></text:span><text:span text:style-name="Strong_20_Emphasis"><text:span text:style-name="T239">tou, sdc, ui, api,</text:span></text:span><text:span text:style-name="Strong_20_Emphasis"><text:span text:style-name="T267"> cec, dd, algorithm, </text:span></text:span><text:span text:style-name="Strong_20_Emphasis"><text:span text:style-name="T268">technology stack, </text:span></text:span><text:span text:style-name="Strong_20_Emphasis"><text:span text:style-name="T239">bsd, dcd, concurrency, dp,</text:span></text:span><text:span text:style-name="Strong_20_Emphasis"><text:span text:style-name="T267"> cp, dr, da, cache, </text:span></text:span><text:span text:style-name="Strong_20_Emphasis"><text:span text:style-name="T239">ft, lb, purging, dd,</text:span></text:span><text:span text:style-name="Strong_20_Emphasis"><text:span text:style-name="T267"> </text:span></text:span><text:span text:style-name="Strong_20_Emphasis"><text:span text:style-name="T268">security, </text:span></text:span><text:span text:style-name="Strong_20_Emphasis"><text:span text:style-name="T267">optimization, personalization, </text:span></text:span><text:span text:style-name="Strong_20_Emphasis"><text:span text:style-name="T269">deployment,</text:span></text:span><text:span text:style-name="Strong_20_Emphasis"><text:span text:style-name="T267"> </text:span></text:span><text:span text:style-name="Strong_20_Emphasis"><text:span text:style-name="T239">analytics, advanced issues, monitoring, follow up,</text:span></text:span></text:p>
        </text:list-item>
        <text:list-item>
          <text:p text:style-name="P28"><text:span text:style-name="Strong_20_Emphasis"><text:span text:style-name="T110">Important </text:span></text:span><text:span text:style-name="Strong_20_Emphasis"><text:span text:style-name="T111">Q</text:span></text:span><text:span text:style-name="Strong_20_Emphasis"><text:span text:style-name="T112">ualit</text:span></text:span><text:span text:style-name="Strong_20_Emphasis"><text:span text:style-name="T110">ies</text:span></text:span><text:span text:style-name="Strong_20_Emphasis"><text:span text:style-name="T112"> of an engineering manager </text:span></text:span><text:span text:style-name="Strong_20_Emphasis"><text:span text:style-name="T113">or how do you maintain your chemistry with the team</text:span></text:span><text:span text:style-name="Strong_20_Emphasis"><text:span text:style-name="T112">: </text:span></text:span><text:span text:style-name="Strong_20_Emphasis"><text:span text:style-name="T114">Respect, Technical ability, Support for innovation, Shared control, </text:span></text:span><text:span text:style-name="Strong_20_Emphasis"><text:span text:style-name="T115">Feedback and discussions,</text:span></text:span></text:p>
        </text:list-item>
        <text:list-item>
          <text:p text:style-name="P79"><text:span text:style-name="Strong_20_Emphasis"><text:span text:style-name="T58">Java coding </text:span></text:span><text:span text:style-name="Strong_20_Emphasis"><text:span text:style-name="T59">best</text:span></text:span><text:span text:style-name="Strong_20_Emphasis"><text:span text:style-name="T58"> practice </text:span></text:span><text:span text:style-name="Strong_20_Emphasis"><text:span text:style-name="T60">guidelines</text:span></text:span><text:span text:style-name="Strong_20_Emphasis"><text:span text:style-name="T58">: </text:span></text:span><text:span text:style-name="Strong_20_Emphasis"><text:span text:style-name="T74">Class and member modifiers recommended order, </text:span></text:span><text:span text:style-name="Strong_20_Emphasis"><text:span text:style-name="T75">Naming Conventions, </text:span></text:span><text:span text:style-name="Strong_20_Emphasis"><text:span text:style-name="T76">Static members access, </text:span></text:span><text:span text:style-name="Strong_20_Emphasis"><text:span text:style-name="T77">E</text:span></text:span><text:span text:style-name="Strong_20_Emphasis"><text:span text:style-name="T78">xception Handling, </text:span></text:span><text:span text:style-name="Strong_20_Emphasis"><text:span text:style-name="T77">Comments, </text:span></text:span><text:span text:style-name="Strong_20_Emphasis"><text:span text:style-name="T79">Braces, </text:span></text:span><text:span text:style-name="Strong_20_Emphasis"><text:span text:style-name="T80">Line Breaks, </text:span></text:span><text:span text:style-name="Strong_20_Emphasis"><text:span text:style-name="T79">Indentation, </text:span></text:span><text:span text:style-name="Strong_20_Emphasis"><text:span text:style-name="T81">Switch-Case,</text:span></text:span></text:p>
        </text:list-item>
        <text:list-item>
          <text:p text:style-name="P80"><text:span text:style-name="Strong_20_Emphasis"><text:span text:style-name="T68">Code Review Checklist: </text:span></text:span><text:span text:style-name="Strong_20_Emphasis"><text:span text:style-name="T106">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109">g</text:span></text:span><text:span text:style-name="Strong_20_Emphasis"><text:span text:style-name="T106">ing easy, performance, scalability, security, maintainablity, code check-in comments,</text:span></text:span></text:p>
          <text:p text:style-name="P81"><text:soft-page-break/><text:span text:style-name="Strong_20_Emphasis"><text:span text:style-name="T69">https://www.evoketechnologies.com/blog/code-review-checklist-perform-effective-code-reviews/</text:span></text:span></text:p>
        </text:list-item>
        <text:list-item>
          <text:p text:style-name="P29"><text:span text:style-name="Strong_20_Emphasis"><text:span text:style-name="T235">Log levels: </text:span></text:span><text:span text:style-name="Strong_20_Emphasis"><text:span text:style-name="T266">Info, Debug, Error, Warning, Fatal,</text:span></text:span></text:p>
        </text:list-item>
        <text:list-item>
          <text:p text:style-name="P82"><text:span text:style-name="Strong_20_Emphasis"><text:span text:style-name="T71">Technical debt </text:span></text:span><text:span text:style-name="Strong_20_Emphasis"><text:span text:style-name="T107">is a concept in software development that reflects the implied cost of additional rework caused by choosing an easy (limited) solution now instead of using a better approach that would take longer.</text:span></text:span></text:p>
        </text:list-item>
        <text:list-item>
          <text:p text:style-name="P82"><text:span text:style-name="Strong_20_Emphasis"><text:span text:style-name="T70">SELENIUM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83"><text:span text:style-name="Strong_20_Emphasis"><text:span text:style-name="T70">Debezium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84"><text:span text:style-name="Strong_20_Emphasis"><text:span text:style-name="T72">Vitess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84"><text:span text:style-name="Strong_20_Emphasis"><text:span text:style-name="T72">Vitess has been serving all YouTube database traffic since 2011. Since then, YouTube has scaled its user base by a factor of more than 50.</text:span></text:span></text:p>
        </text:list-item>
        <text:list-item>
          <text:p text:style-name="P84"><text:span text:style-name="Strong_20_Emphasis"><text:span text:style-name="T72">Vitess is architected to run as effectively in a public or private cloud architecture as it does on dedicated hardware.</text:span></text:span></text:p>
        </text:list-item>
        <text:list-item>
          <text:p text:style-name="P84"><text:span text:style-name="Strong_20_Emphasis"><text:span text:style-name="T72">Vitess can help you with scaling a SQL database by allowing you to shard it, while keeping application changes to a minimum.</text:span></text:span></text:p>
        </text:list-item>
        <text:list-item>
          <text:p text:style-name="P85"><text:span text:style-name="Strong_20_Emphasis"><text:span text:style-name="T72">Vitess includes JDBC compliant and Go database drivers using a native query protocol. Additionally, it implements the MySQL server protocol which is compatible with virtually any other language.</text:span></text:span></text:p>
        </text:list-item>
        <text:list-item>
          <text:p text:style-name="P86"><text:span text:style-name="Strong_20_Emphasis"><text:span text:style-name="T117">F</text:span></text:span><text:span text:style-name="Strong_20_Emphasis"><text:span text:style-name="T116">orward proxy is used by the client</text:span></text:span><text:span text:style-name="Strong_20_Emphasis"><text:span text:style-name="T68"> such as a web browser whereas </text:span></text:span><text:span text:style-name="Strong_20_Emphasis"><text:span text:style-name="T116">reverse proxy is used by the server</text:span></text:span><text:span text:style-name="Strong_20_Emphasis"><text:span text:style-name="T68"> such as a web server.</text:span></text:span></text:p>
        </text:list-item>
        <text:list-item>
          <text:p text:style-name="P30"><text:span text:style-name="Strong_20_Emphasis"><text:span text:style-name="T270">Forward proxy can be used by the client to</text:span></text:span><text:span text:style-name="Strong_20_Emphasis"><text:span text:style-name="T236"> </text:span></text:span><text:a xlink:type="simple" xlink:href="https://www.linuxbabe.com/ubuntu/shadowsocks-libev-proxy-server-ubuntu-16-04-17-10" office:target-frame-name="_blank" xlink:show="new" text:style-name="Internet_20_link" text:visited-style-name="Visited_20_Internet_20_Link"><text:span text:style-name="Strong_20_Emphasis">bypass firewall restrictions</text:span></text:a><text:span text:style-name="Strong_20_Emphasis"><text:span text:style-name="T236"> in order to visit websites that are blocked by school, government, company etc. Forward proxy can reside in the same internal network as the client, or it can be on the Internet.</text:span></text:span></text:p>
        </text:list-item>
        <text:list-item>
          <text:p text:style-name="P87"><text:span text:style-name="Strong_20_Emphasis"><text:span text:style-name="T68">Reverse proxy is mainly used by server admins to achieve load balancing and high availability.</text:span></text:span></text:p>
        </text:list-item>
        <text:list-item>
          <text:p text:style-name="P88"><text:span text:style-name="Strong_20_Emphasis"><text:span text:style-name="T73">Varnish Cache is a web application accelerator also known as a caching HTTP reverse proxy. You install it in front of any server that speaks HTTP and configure it to cache the contents.</text:span></text:span></text:p>
        </text:list-item>
        <text:list-item>
          <text:p text:style-name="P88"><text:span text:style-name="Strong_20_Emphasis"><text:span text:style-name="T73">Varnish Cache is really, really fast. It typically speeds up delivery with a factor of 300 - 1000x, depending on your architecture. It is usually bound by the speed of the network, effectively turning performance </text:span></text:span><text:soft-page-break/><text:span text:style-name="Strong_20_Emphasis"><text:span text:style-name="T73">into a non-issue. We’ve seen Varnish delivering 20 Gbps on regular off-the-shelf hardware. It can be used for CDN setup as well.</text:span></text:span></text:p>
        </text:list-item>
        <text:list-item>
          <text:p text:style-name="P88"><text:span text:style-name="Strong_20_Emphasis"><text:span text:style-name="T68">Code Review Checklist: </text:span></text:span><text:span text:style-name="Strong_20_Emphasis"><text:span text:style-name="T106">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108">g</text:span></text:span><text:span text:style-name="Strong_20_Emphasis"><text:span text:style-name="T106">ing easy, performance, scalability, security, maintainablity, code check-in comments,</text:span></text:span></text:p>
        </text:list-item>
        <text:list-item>
          <text:p text:style-name="P31"><text:span text:style-name="Strong_20_Emphasis"><text:span text:style-name="T274">You should hire me for my passion and proven abilities in organization for </text:span></text:span><text:span text:style-name="Strong_20_Emphasis"><text:span text:style-name="T275">adaptability </text:span></text:span><text:span text:style-name="Strong_20_Emphasis"><text:span text:style-name="T276">in any domain, technology </text:span></text:span><text:span text:style-name="Strong_20_Emphasis"><text:span text:style-name="T277">or</text:span></text:span><text:span text:style-name="Strong_20_Emphasis"><text:span text:style-name="T276"> programming language</text:span></text:span><text:span text:style-name="Strong_20_Emphasis"><text:span text:style-name="T275"> and my eagerness to </text:span></text:span><text:span text:style-name="Strong_20_Emphasis"><text:span text:style-name="T276">lead and successfully </text:span></text:span><text:span text:style-name="Strong_20_Emphasis"><text:span text:style-name="T275"><text:s/></text:span></text:span><text:span text:style-name="Strong_20_Emphasis"><text:span text:style-name="T276">deliver </text:span></text:span><text:span text:style-name="Strong_20_Emphasis"><text:span text:style-name="T278">stable, scalable and bug free system.</text:span></text:span></text:p>
        </text:list-item>
        <text:list-item>
          <text:p text:style-name="P32"><text:span text:style-name="Strong_20_Emphasis"><text:span text:style-name="T240">The hypervisor presents the guest operating systems with a virtual operating platform and manages the execution of the guest operating systems by virtually sharing its resources like memory and processing.</text:span></text:span></text:p>
        </text:list-item>
        <text:list-item>
          <text:p text:style-name="P98">Examples of hypervisor: VirtualBox, KVM, etc.</text:p>
        </text:list-item>
        <text:list-item>
          <text:p text:style-name="P99"><text:span text:style-name="T44">V</text:span><text:span text:style-name="T48">irtualization lets you split one system into many different sections which act like separate, distinct individual systems.</text:span></text:p>
        </text:list-item>
        <text:list-item>
          <text:p text:style-name="P49">Containerization is the process of bundling an application with all its dependencies.</text:p>
        </text:list-item>
        <text:list-item>
          <text:p text:style-name="P49">Containers are an abstraction of the application layer where each container is a different application.</text:p>
        </text:list-item>
        <text:list-item>
          <text:p text:style-name="P49">Virtual machines are an abstraction of the hardware layer where each VM is a physical machine.</text:p>
        </text:list-item>
        <text:list-item>
          <text:p text:style-name="P49">Docker is a containerization platform.</text:p>
        </text:list-item>
        <text:list-item>
          <text:p text:style-name="P49">Docker containers include the application and all of its dependencies.</text:p>
        </text:list-item>
        <text:list-item>
          <text:p text:style-name="P49">Docker image is the template or blue print of Docker container.</text:p>
        </text:list-item>
        <text:list-item>
          <text:p text:style-name="P49">Currently, the Docker Hub is the world’s largest public repository of image containers.</text:p>
        </text:list-item>
        <text:list-item>
          <text:p text:style-name="P49">A Dockerfile is a text document which contains all the commands that a user can call on the command line to assemble an image.</text:p>
        </text:list-item>
        <text:list-item>
          <text:p text:style-name="P49">Compose is a tool for defining and running multi-container Docker applications.</text:p>
        </text:list-item>
        <text:list-item>
          <text:p text:style-name="P49">Docker Swarm is native clustering for Docker.</text:p>
        </text:list-item>
        <text:list-item>
          <text:p text:style-name="P49">Kubernetes is an open-source container management tool which holds the responsibilities of container deployment, scaling &amp; descaling of containers &amp; load balancing.</text:p>
        </text:list-item>
        <text:list-item>
          <text:p text:style-name="P100"><text:span text:style-name="T49">The features of Kubernetes are: </text:span><text:span text:style-name="T50">Automated Scheduling, Self Healing Capabilities, Automated rollouts and rollback, Horizontal Scaling and Load Balancing,</text:span></text:p>
        </text:list-item>
        <text:list-item>
          <text:p text:style-name="P101"><text:span text:style-name="T51">As a typical application would have a cluster of containers running across multiple hosts, all these containers would need to talk to each other. So, to do this you need something big that would load balance, scale &amp; monitor the containers. </text:span><text:span text:style-name="T52">And </text:span><text:span text:style-name="T51">Kubernetes </text:span><text:span text:style-name="T52">is a good</text:span><text:span text:style-name="T51"> choice </text:span><text:span text:style-name="T52">for this.</text:span></text:p>
        </text:list-item>
        <text:list-item>
          <text:p text:style-name="P50"><text:soft-page-break/>A Kubernetes cluster is a set of node machines for running containerized applications.</text:p>
        </text:list-item>
        <text:list-item>
          <text:p text:style-name="P51">The Kubernetes master refers to a collection of processes <text:span text:style-name="T314">which</text:span> is responsible for maintaining the desired state for your cluster.</text:p>
        </text:list-item>
        <text:list-item>
          <text:p text:style-name="P52">The nodes in a cluster are the machines (VMs, physical servers, etc) that run your applications and cloud workflows.</text:p>
        </text:list-item>
        <text:list-item>
          <text:p text:style-name="P53">A Kubernetes pod is a group of containers that are deployed together on the same host.</text:p>
        </text:list-item>
        <text:list-item>
          <text:p text:style-name="P54">Kubernetes Deployment is an abstraction, how your application need to be deployed.</text:p>
        </text:list-item>
        <text:list-item>
          <text:p text:style-name="P55">Labels are the mechanism you use to organize Kubernetes objects.</text:p>
        </text:list-item>
        <text:list-item>
          <text:p text:style-name="P56">Selectors are the way to filter the objects on the basis of labels.</text:p>
        </text:list-item>
        <text:list-item>
          <text:p text:style-name="P57">Minikube is a tool that makes it easy to run Kubernetes locally. This runs a single-node Kubernetes cluster inside a virtual machine.</text:p>
        </text:list-item>
        <text:list-item>
          <text:p text:style-name="P57">Kubectl provides the CLI to run commands against the Kubernetes cluster.</text:p>
        </text:list-item>
        <text:list-item>
          <text:p text:style-name="P102"><text:span text:style-name="T53">Kubelet</text:span><text:span text:style-name="T54"> is an agent service which runs on each node and enables the slave to communicate with the master.</text:span></text:p>
        </text:list-item>
        <text:list-item>
          <text:p text:style-name="P103"><text:span text:style-name="T55">T</text:span><text:span text:style-name="T51">he API which sits in front of services, the worker nodes &amp; the Kubelet process that the nodes run, all together make up the Kubernetes Cluster.</text:span></text:p>
        </text:list-item>
        <text:list-item>
          <text:p text:style-name="P58">Heapster is a cluster-wide aggregator of data provided by Kubelet running on each node.</text:p>
        </text:list-item>
        <text:list-item>
          <text:p text:style-name="P104"><text:span text:style-name="T56">Kube-proxy</text:span><text:span text:style-name="T57"> is a proxy service which runs on each node and helps in making services available to the external host.</text:span></text:p>
        </text:list-item>
        <text:list-item>
          <text:p text:style-name="P59">The kube-scheduler is responsible for distribution and management of workload on the worker nodes.</text:p>
        </text:list-item>
        <text:list-item>
          <text:p text:style-name="P60">Etcd stores the configuration data of the Kubernetes cluster, representing the state of the cluster at any given point in time.</text:p>
        </text:list-item>
        <text:list-item>
          <text:p text:style-name="P32"><text:span text:style-name="Strong_20_Emphasis"><text:span text:style-name="T280">You should hire me for my passion and proven abilities in organization for </text:span></text:span><text:span text:style-name="Strong_20_Emphasis"><text:span text:style-name="T281">adaptability </text:span></text:span><text:span text:style-name="Strong_20_Emphasis"><text:span text:style-name="T282">in any domain, technology </text:span></text:span><text:span text:style-name="Strong_20_Emphasis"><text:span text:style-name="T283">or</text:span></text:span><text:span text:style-name="Strong_20_Emphasis"><text:span text:style-name="T282"> programming language</text:span></text:span><text:span text:style-name="Strong_20_Emphasis"><text:span text:style-name="T281"> and my eagerness to </text:span></text:span><text:span text:style-name="Strong_20_Emphasis"><text:span text:style-name="T282">lead and successfully </text:span></text:span><text:span text:style-name="Strong_20_Emphasis"><text:span text:style-name="T281"><text:s/></text:span></text:span><text:span text:style-name="Strong_20_Emphasis"><text:span text:style-name="T282">deliver </text:span></text:span><text:span text:style-name="Strong_20_Emphasis"><text:span text:style-name="T284">stable, scalable and bug free system.</text:span></text:span></text:p>
        </text:list-item>
        <text:list-item>
          <text:p text:style-name="P32"><text:span text:style-name="Strong_20_Emphasis"><text:span text:style-name="T171">https = http + cryptographic protocols </text:span></text:span></text:p>
        </text:list-item>
        <text:list-item>
          <text:p text:style-name="P32"><text:span text:style-name="Strong_20_Emphasis"><text:span text:style-name="T172">Use code coverage tools </text:span></text:span><text:span text:style-name="Strong_20_Emphasis"><text:span text:style-name="T173">(such as IntelliJ’s coverage tool or JaCoCo)</text:span></text:span><text:span text:style-name="Strong_20_Emphasis"><text:span text:style-name="T172"> to understand what parts of your code </text:span></text:span><text:span text:style-name="Strong_20_Emphasis"><text:span text:style-name="T174">of class</text:span></text:span><text:span text:style-name="Strong_20_Emphasis"><text:span text:style-name="T172"> are not </text:span></text:span><text:span text:style-name="Strong_20_Emphasis"><text:span text:style-name="T174">covered, for which unit test is written.</text:span></text:span></text:p>
        </text:list-item>
        <text:list-item>
          <text:p text:style-name="P32"><text:span text:style-name="Strong_20_Emphasis"><text:span text:style-name="T288">Where do you think the company is headed in the next 5 years?</text:span></text:span></text:p>
        </text:list-item>
        <text:list-item>
          <text:p text:style-name="P105"><text:span text:style-name="Strong_20_Emphasis"><text:span text:style-name="T288">Who do you consider your top competitor</text:span></text:span><text:span text:style-name="Strong_20_Emphasis"><text:span text:style-name="T289">s</text:span></text:span><text:span text:style-name="Strong_20_Emphasis"><text:span text:style-name="T288">, and why?</text:span></text:span></text:p>
        </text:list-item>
        <text:list-item>
          <text:p text:style-name="P105"><text:span text:style-name="Strong_20_Emphasis"><text:span text:style-name="T288">What are the biggest opportunities </text:span></text:span><text:span text:style-name="Strong_20_Emphasis"><text:span text:style-name="T290">having</text:span></text:span><text:span text:style-name="Strong_20_Emphasis"><text:span text:style-name="T288"> the company right now?</text:span></text:span></text:p>
        </text:list-item>
        <text:list-item>
          <text:p text:style-name="P105"><text:span text:style-name="Strong_20_Emphasis"><text:span text:style-name="T288">What are the biggest challenges facing the company right now?</text:span></text:span></text:p>
        </text:list-item>
        <text:list-item>
          <text:p text:style-name="P105"><text:span text:style-name="Strong_20_Emphasis"><text:span text:style-name="T288">What do you like best about working for this company?</text:span></text:span></text:p>
        </text:list-item>
        <text:list-item>
          <text:p text:style-name="P105"><text:span text:style-name="Strong_20_Emphasis"><text:span text:style-name="T288">What are the next steps in the interview process?</text:span></text:span></text:p>
        </text:list-item>
        <text:list-item>
          <text:p text:style-name="P105"><text:span text:style-name="Strong_20_Emphasis"><text:span text:style-name="T288">What is the typical career path for someone in this role?</text:span></text:span></text:p>
        </text:list-item>
        <text:list-item>
          <text:p text:style-name="P105"><text:span text:style-name="Strong_20_Emphasis"><text:span text:style-name="T288">What do you think are the most important qualities for someone to excel in this role?</text:span></text:span></text:p>
        </text:list-item>
        <text:list-item>
          <text:p text:style-name="P105"><text:span text:style-name="Strong_20_Emphasis"><text:span text:style-name="T288">Describe the culture of the company.</text:span></text:span></text:p>
        </text:list-item>
        <text:list-item>
          <text:p text:style-name="P105"><text:span text:style-name="Strong_20_Emphasis"><text:span text:style-name="T288">Can you tell me more about the day-to-day responsibilities of this job?</text:span></text:span></text:p>
        </text:list-item>
        <text:list-item>
          <text:p text:style-name="P105"><text:span text:style-name="Strong_20_Emphasis"><text:span text:style-name="T289">What is the revenue model of the company?</text:span></text:span></text:p>
        </text:list-item>
        <text:list-item>
          <text:p text:style-name="P105"><text:span text:style-name="Strong_20_Emphasis"><text:span text:style-name="T289">Who are the important investors of the company?</text:span></text:span></text:p>
        </text:list-item>
        <text:list-item>
          <text:p text:style-name="P105"><text:span text:style-name="Strong_20_Emphasis"><text:span text:style-name="T291">What are the </text:span></text:span><text:span text:style-name="Strong_20_Emphasis"><text:span text:style-name="T292">sectors or </text:span></text:span><text:span text:style-name="Strong_20_Emphasis"><text:span text:style-name="T291">a</text:span></text:span><text:span text:style-name="Strong_20_Emphasis"><text:span text:style-name="T293">reas where the software unit of the company thinking to span </text:span></text:span><text:span text:style-name="Strong_20_Emphasis"><text:span text:style-name="T291">in recent future</text:span></text:span><text:span text:style-name="Strong_20_Emphasis"><text:span text:style-name="T293">?</text:span></text:span></text:p>
        </text:list-item>
        <text:list-item>
          <text:p text:style-name="P32"><text:soft-page-break/><text:span text:style-name="Strong_20_Emphasis"><text:span text:style-name="T298">A framework is a basic structure underlying a system, concept, or text.</text:span></text:span></text:p>
        </text:list-item>
        <text:list-item>
          <text:p text:style-name="P32"><text:span text:style-name="Strong_20_Emphasis"><text:span text:style-name="T294">In product development, a sprint is a set period of time during which specific work has to be completed and made ready for review.</text:span></text:span></text:p>
        </text:list-item>
        <text:list-item>
          <text:p text:style-name="P32"><text:a xlink:type="simple" xlink:href="https://www.pwc.com/gx/en/actuarial-insurance-services/assets/agile-project-delivery-confidence.pdf" office:target-frame-name="_blank" xlink:show="new" text:style-name="Internet_20_link" text:visited-style-name="Visited_20_Internet_20_Link"><text:span text:style-name="Strong_20_Emphasis">According to Price WaterhouseCoopers research</text:span></text:a><text:span text:style-name="Strong_20_Emphasis"><text:span text:style-name="T175">, Agile projects are 28% more successful than traditional projects.</text:span></text:span></text:p>
        </text:list-item>
        <text:list-item>
          <text:p text:style-name="P106"><text:span text:style-name="Strong_20_Emphasis"><text:span text:style-name="T169">Agile is a practice whereas scrum is a procedure to pursue this practice.</text:span></text:span></text:p>
        </text:list-item>
        <text:list-item>
          <text:p text:style-name="P106"><text:span text:style-name="Strong_20_Emphasis"><text:span text:style-name="T183">Scrum is a form of the Agile that describes the process and its steps more concisely. </text:span></text:span><text:span text:style-name="Strong_20_Emphasis"><text:span text:style-name="T184">It </text:span></text:span><text:span text:style-name="Strong_20_Emphasis"><text:span text:style-name="T185">i</text:span></text:span><text:span text:style-name="Strong_20_Emphasis"><text:span text:style-name="T184">s basically a framework.</text:span></text:span></text:p>
        </text:list-item>
        <text:list-item>
          <text:p text:style-name="P106"><text:span text:style-name="Strong_20_Emphasis"><text:span text:style-name="T176">The Sprint Review focuses on the </text:span></text:span><text:span text:style-name="Strong_20_Emphasis"><text:span text:style-name="T170">“inspect” and “adapt” of the increment</text:span></text:span><text:span text:style-name="Strong_20_Emphasis"><text:span text:style-name="T176"> (Potentially shippable), while the Sprint Retrospective give more focus on the </text:span></text:span><text:span text:style-name="Strong_20_Emphasis"><text:span text:style-name="T170">“inspect” and “adapt” of the process</text:span></text:span><text:span text:style-name="Strong_20_Emphasis"><text:span text:style-name="T176"> of the sprint.</text:span></text:span></text:p>
        </text:list-item>
        <text:list-item>
          <text:p text:style-name="P32"><text:span text:style-name="Strong_20_Emphasis"><text:span text:style-name="T177">Jira is a project management tool.</text:span></text:span></text:p>
        </text:list-item>
        <text:list-item>
          <text:p text:style-name="P32"><text:span text:style-name="Strong_20_Emphasis"><text:span text:style-name="T178">Velocity is the rate at which team progresses </text:span></text:span><text:span text:style-name="Strong_20_Emphasis"><text:span text:style-name="T179">s</text:span></text:span><text:span text:style-name="Strong_20_Emphasis"><text:span text:style-name="T178">print by sprint </text:span></text:span><text:span text:style-name="Strong_20_Emphasis"><text:span text:style-name="T180">It can’t be compared to two different scrum teams.</text:span></text:span></text:p>
        </text:list-item>
        <text:list-item>
          <text:p text:style-name="P32"><text:span text:style-name="Strong_20_Emphasis"><text:span text:style-name="T181">An increment is the total of all the product backlogs items completed during a sprint.</text:span></text:span></text:p>
        </text:list-item>
        <text:list-item>
          <text:p text:style-name="P32"><text:span text:style-name="Strong_20_Emphasis"><text:span text:style-name="T182">The scrum master is the leader as well as coach of the Scrum team. The scrum master is responsible to serve and protect his team from any kind of distractions that could affect their performance.</text:span></text:span></text:p>
        </text:list-item>
        <text:list-item>
          <text:p text:style-name="P32"><text:span text:style-name="Emphasis"><text:span text:style-name="T295">I </text:span></text:span><text:span text:style-name="Emphasis"><text:span text:style-name="T296">would </text:span></text:span><text:span text:style-name="Emphasis"><text:span text:style-name="T297">like to</text:span></text:span><text:span text:style-name="Emphasis"><text:span text:style-name="T296"> be a facilitator and not interfere with the team’s ability to deliver.</text:span></text:span></text:p>
        </text:list-item>
        <text:list-item>
          <text:p text:style-name="P32"><text:span text:style-name="Strong_20_Emphasis"><text:span text:style-name="T186">In the past, I’ve been told that I tend to talk over others in meetings. While I do get excited </text:span></text:span><text:span text:style-name="Strong_20_Emphasis"><text:span text:style-name="T187">and passionate</text:span></text:span><text:span text:style-name="Strong_20_Emphasis"><text:span text:style-name="T186">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item>
          <text:p text:style-name="P32"><text:span text:style-name="Strong_20_Emphasis"><text:span text:style-name="T210">Change of mindset is the biggest challenge in managing a team when we get promoted from Senior Software Engineer level to Team lead level or Engineering Manager level.</text:span></text:span></text:p>
        </text:list-item>
        <text:list-item>
          <text:p text:style-name="P32"><text:span text:style-name="Strong_20_Emphasis"><text:span text:style-name="T188">A</text:span></text:span><text:span text:style-name="Strong_20_Emphasis"><text:span text:style-name="T189">nd a</text:span></text:span><text:span text:style-name="Strong_20_Emphasis"><text:span text:style-name="T188"> little bit of stress can help </text:span></text:span><text:span text:style-name="Strong_20_Emphasis"><text:span text:style-name="T190">us</text:span></text:span><text:span text:style-name="Strong_20_Emphasis"><text:span text:style-name="T188"> stay focused, energetic, and able to meet new challenges in the workplace.</text:span></text:span></text:p>
        </text:list-item>
        <text:list-item>
          <text:p text:style-name="P32"><text:span text:style-name="Strong_20_Emphasis"><text:span text:style-name="T280">You should hire me for my passion and proven abilities in organization for </text:span></text:span><text:span text:style-name="Strong_20_Emphasis"><text:span text:style-name="T281">adaptability </text:span></text:span><text:span text:style-name="Strong_20_Emphasis"><text:span text:style-name="T282">in any domain, technology </text:span></text:span><text:span text:style-name="Strong_20_Emphasis"><text:span text:style-name="T283">or</text:span></text:span><text:span text:style-name="Strong_20_Emphasis"><text:span text:style-name="T282"> programming language</text:span></text:span><text:span text:style-name="Strong_20_Emphasis"><text:span text:style-name="T281"> and my eagerness to </text:span></text:span><text:span text:style-name="Strong_20_Emphasis"><text:span text:style-name="T282">lead and successfully </text:span></text:span><text:span text:style-name="Strong_20_Emphasis"><text:span text:style-name="T281"><text:s/></text:span></text:span><text:span text:style-name="Strong_20_Emphasis"><text:span text:style-name="T282">deliver </text:span></text:span><text:span text:style-name="Strong_20_Emphasis"><text:span text:style-name="T284">stable, scalable and bug free system.</text:span></text:span></text:p>
        </text:list-item>
        <text:list-item>
          <text:p text:style-name="P89"><text:span text:style-name="T167">MySQL does not support FULL JOIN, so you have to </text:span><text:span text:style-name="T168">do LEFT </text:span><text:span text:style-name="T167">JOIN UNION </text:span><text:span text:style-name="T168">Right </text:span><text:span text:style-name="T167">JOIN to get an equivalent.</text:span></text:p>
        </text:list-item>
        <text:list-item>
          <text:p text:style-name="P92">Indexes are automatically created for primary key constraints and unique constraints.</text:p>
        </text:list-item>
        <text:list-item>
          <text:p text:style-name="P93">Isolation is a property that defines how/when the changes made by one operation become visible to other.</text:p>
        </text:list-item>
        <text:list-item>
          <text:p text:style-name="P94">Isolation levels in RDBMS: Read Uncommitted, Read Committed, Repeatable Read, Serializable.</text:p>
        </text:list-item>
        <text:list-item>
          <text:p text:style-name="P94">WGHO: In a sql select statement, the allowed sequence is: where, group by, having, order by.</text:p>
        </text:list-item>
        <text:list-item>
          <text:p text:style-name="P94">Types of SQL Join: Inner, Left, Right, Full, Self, Cartesian,</text:p>
        </text:list-item>
        <text:list-item>
          <text:p text:style-name="P94">The HAVING clause was added to SQL because the WHERE keyword could not be used with aggregate functions.</text:p>
          <text:p text:style-name="P94">SELECT NAME, SUM(SALARY) FROM CUSTOMERS WHERE SALARY &gt; 5000 GROUP BY NAME HAVING SUM(SALARY) &gt; 10000 ORDER BY SUM(SALARY) DESC;</text:p>
        </text:list-item>
        <text:list-item>
          <text:p text:style-name="P90">First normal form (1NF)</text:p>
          <text:p text:style-name="P91">As per the rule of first normal form, an attribute (column) of a table cannot hold multiple values. It should hold only atomic values.</text:p>
        </text:list-item>
        <text:list-item>
          <text:p text:style-name="P95">Second normal form (2NF)</text:p>
          <text:p text:style-name="P95">A table is said to be in 2NF if both the following conditions hold:</text:p>
          <text:p text:style-name="P95">Table is in 1NF (First normal form) </text:p>
          <text:p text:style-name="P97">No non-prime attribute is functionally dependent on the proper subset of any candidate key of table. </text:p>
        </text:list-item>
        <text:list-item>
          <text:p text:style-name="P95">Third Normal form (3NF)</text:p>
          <text:p text:style-name="P95">A table design is said to be in 3NF if both the following conditions hold:</text:p>
          <text:p text:style-name="P95">Table must be in 2NF </text:p>
          <text:p text:style-name="P97">If X → Y, then either X should be a super key or Y should be a prime attribute.</text:p>
        </text:list-item>
        <text:list-item>
          <text:p text:style-name="P95">Boyce Codd normal form (BCNF)</text:p>
          <text:p text:style-name="P95">A table design is said to be in BCNF if both the following conditions hold:</text:p>
          <text:p text:style-name="P95"><text:soft-page-break/>Table must be in 3NF</text:p>
          <text:p text:style-name="P97">If X → Y, then X must be a super key.</text:p>
        </text:list-item>
        <text:list-item>
          <text:p text:style-name="P95">BCNF acts differently from 3NF only when there are multiple overlapping candidate keys. </text:p>
        </text:list-item>
        <text:list-item>
          <text:p text:style-name="P95">Examples of relation that is not in BCNF but it is in 3NF:</text:p>
          <text:p text:style-name="P95">ABCD</text:p>
          <text:p text:style-name="P95">ABC→D</text:p>
          <text:p text:style-name="P95">D → A</text:p>
        </text:list-item>
        <text:list-item>
          <text:p text:style-name="P33"><text:span text:style-name="Source_20_Text"><text:span text:style-name="T193">J</text:span></text:span><text:span text:style-name="Source_20_Text"><text:span text:style-name="T194">SON Web Token (JWT) is an open standard that defines a compact and self-contained way for securely transmitting information between parties as a JSON object. This information can be verified and trusted because it is digitally signed. JWTs can be signed using a secret (with the </text:span></text:span><text:span text:style-name="Strong_20_Emphasis"><text:span text:style-name="T216">HMAC</text:span></text:span><text:span text:style-name="Source_20_Text"><text:span text:style-name="T194"> algorithm) or a public/private key pair using </text:span></text:span><text:span text:style-name="Strong_20_Emphasis"><text:span text:style-name="T216">RSA</text:span></text:span><text:span text:style-name="Source_20_Text"><text:span text:style-name="T194"> or </text:span></text:span><text:span text:style-name="Strong_20_Emphasis"><text:span text:style-name="T216">ECDSA</text:span></text:span><text:span text:style-name="Source_20_Text"><text:span text:style-name="T194">.</text:span></text:span></text:p>
        </text:list-item>
        <text:list-item>
          <text:p text:style-name="P34"><text:span text:style-name="Source_20_Text"><text:span text:style-name="T211">What is the JSON Web Token structure?</text:span></text:span></text:p>
          <text:p text:style-name="P34"><text:span text:style-name="Source_20_Text"><text:span text:style-name="T5">JSON Web Tokens consist of three parts separated by dots: </text:span></text:span><text:span text:style-name="Source_20_Text"><text:span text:style-name="T6">Header, Payload and Signature.</text:span></text:span></text:p>
          <text:p text:style-name="P34"><text:span text:style-name="Source_20_Text"><text:span text:style-name="T5">Therefore, a JWT typically looks like the following: </text:span></text:span><text:span text:style-name="Source_20_Text"><text:span text:style-name="T32">xxxxx.yyyyy.zzzzz</text:span></text:span></text:p>
          <text:p text:style-name="P34"><text:span text:style-name="Source_20_Text"><text:span text:style-name="T20">Header:</text:span></text:span><text:span text:style-name="Source_20_Text"><text:span text:style-name="T7"> The header </text:span></text:span><text:span text:style-name="Emphasis"><text:span text:style-name="T7">typically</text:span></text:span><text:span text:style-name="Source_20_Text"><text:span text:style-name="T7"> consists of two parts: the type of token, which is JWT, and the hashing algorithm that is used, such as HMAC SHA256 or RSA. </text:span></text:span><text:span text:style-name="Source_20_Text"><text:span text:style-name="T8">For example:</text:span></text:span></text:p>
          <text:p text:style-name="P34"><text:span text:style-name="Source_20_Text"><text:span text:style-name="T28">{</text:span></text:span></text:p>
          <text:p text:style-name="P34"><text:span text:style-name="Source_20_Text"><text:span text:style-name="T28"><text:s text:c="2"/>"alg": "HS256",</text:span></text:span></text:p>
          <text:p text:style-name="P34"><text:span text:style-name="Source_20_Text"><text:span text:style-name="T28"><text:s text:c="2"/>"typ": "JWT"</text:span></text:span></text:p>
          <text:p text:style-name="P34"><text:span text:style-name="Source_20_Text"><text:span text:style-name="T28">}</text:span></text:span></text:p>
          <text:p text:style-name="P34"><text:span text:style-name="Source_20_Text"><text:span text:style-name="T9">Then, this JSON is </text:span></text:span><text:span text:style-name="Strong_20_Emphasis"><text:span text:style-name="T9">Base64Url-</text:span></text:span><text:span text:style-name="Source_20_Text"><text:span text:style-name="T9">encoded to form the first part of the JWT.</text:span></text:span></text:p>
          <text:p text:style-name="P34"><text:span text:style-name="Source_20_Text"><text:span text:style-name="T21">Payloa</text:span></text:span><text:span text:style-name="Source_20_Text"><text:span text:style-name="T22">d:</text:span></text:span><text:span text:style-name="Source_20_Text"><text:span text:style-name="T10"> </text:span></text:span><text:span text:style-name="Source_20_Text"><text:span text:style-name="T9">The second part of the token is the payload, which contains the claims. </text:span></text:span><text:span text:style-name="Source_20_Text"><text:span text:style-name="T8">For example:</text:span></text:span></text:p>
          <text:p text:style-name="P34"><text:span text:style-name="Source_20_Text"><text:span text:style-name="T29">{</text:span></text:span></text:p>
          <text:p text:style-name="P34"><text:span text:style-name="Source_20_Text"><text:span text:style-name="T29"><text:s text:c="2"/>"sub": "1234567890",</text:span></text:span></text:p>
          <text:p text:style-name="P34"><text:span text:style-name="Source_20_Text"><text:span text:style-name="T29"><text:s text:c="2"/>"name": "John Doe",</text:span></text:span></text:p>
          <text:p text:style-name="P34"><text:span text:style-name="Source_20_Text"><text:span text:style-name="T29"><text:s text:c="2"/>"admin": true</text:span></text:span></text:p>
          <text:p text:style-name="P34"><text:span text:style-name="Source_20_Text"><text:span text:style-name="T29">}</text:span></text:span></text:p>
          <text:p text:style-name="P34"><text:span text:style-name="Source_20_Text"><text:span text:style-name="T9">Then, this JSON is </text:span></text:span><text:span text:style-name="Strong_20_Emphasis"><text:span text:style-name="T9">Base64Url-</text:span></text:span><text:span text:style-name="Source_20_Text"><text:span text:style-name="T9">encoded to form the </text:span></text:span><text:span text:style-name="Source_20_Text"><text:span text:style-name="T11">second</text:span></text:span><text:span text:style-name="Source_20_Text"><text:span text:style-name="T9"> part of the JWT.</text:span></text:span></text:p>
          <text:p text:style-name="P34"><text:span text:style-name="Source_20_Text"><text:span text:style-name="T23">Signature:</text:span></text:span><text:span text:style-name="Source_20_Text"><text:span text:style-name="T12"> To create the signature part, you have to take the encoded header, the encoded payload, a secret, the algorithm specified in the header, and sign that </text:span></text:span><text:span text:style-name="Source_20_Text"><text:span text:style-name="T13">as follows</text:span></text:span><text:span text:style-name="Source_20_Text"><text:span text:style-name="T12">.</text:span></text:span></text:p>
          <text:p text:style-name="P34"><text:span text:style-name="Source_20_Text"><text:span text:style-name="T30">HMACSHA256(</text:span></text:span></text:p>
          <text:p text:style-name="P34"><text:span text:style-name="Source_20_Text"><text:span text:style-name="T30"><text:s text:c="2"/>base64UrlEncode(header) + "." +</text:span></text:span></text:p>
          <text:p text:style-name="P34"><text:span text:style-name="Source_20_Text"><text:span text:style-name="T30"><text:s text:c="2"/>base64UrlEncode(payload),</text:span></text:span></text:p>
          <text:p text:style-name="P34"><text:span text:style-name="Source_20_Text"><text:span text:style-name="T30"><text:s text:c="2"/></text:span></text:span><text:span text:style-name="Source_20_Text"><text:span text:style-name="T31">applicationS</text:span></text:span><text:span text:style-name="Source_20_Text"><text:span text:style-name="T30">ecret</text:span></text:span><text:span text:style-name="Source_20_Text"><text:span text:style-name="T31">_123</text:span></text:span><text:span text:style-name="Source_20_Text"><text:span text:style-name="T30">)</text:span></text:span></text:p>
          <text:p text:style-name="P34"><text:span text:style-name="Source_20_Text"><text:span text:style-name="T15"/></text:span></text:p>
          <text:p text:style-name="P34"><text:span text:style-name="Source_20_Text"><text:span text:style-name="T24">Then, you have to put it all together. The following shows a JWT that has the previous header and payload encoded, and it is signed with a secret.</text:span></text:span></text:p>
          <text:p text:style-name="P34"><text:span text:style-name="Source_20_Text"><text:span text:style-name="T14">eyJhbGciOiJIUzI1NiIsInR5cCI6IkpXVCJ9</text:span></text:span><text:span text:style-name="Source_20_Text"><text:span text:style-name="T25">.</text:span></text:span><text:span text:style-name="Source_20_Text"><text:span text:style-name="T14">eyJzdWIiOiIxMjM0NTY3ODkwIiwibmFtZSI6IkpvaG4gRG9lIiwiaWF0IjoxNTE2MjM5MDIyfQ</text:span></text:span><text:span text:style-name="Source_20_Text"><text:span text:style-name="T25">.</text:span></text:span><text:span text:style-name="Source_20_Text"><text:span text:style-name="T14">SflKxwRJSMeKKF2QT4fwpMeJf36POk6yJV_adQssw5c</text:span></text:span></text:p>
          <text:p text:style-name="P34"><text:span text:style-name="Source_20_Text"><text:span text:style-name="T14"/></text:span></text:p>
        </text:list-item>
        <text:list-item>
          <text:p text:style-name="P35"><text:span text:style-name="Source_20_Text"><text:span text:style-name="T191">How JWT token is created in iCAT </text:span></text:span><text:span text:style-name="Source_20_Text"><text:span text:style-name="T192">(AuthServiceImpl.java)</text:span></text:span><text:span text:style-name="Source_20_Text"><text:span text:style-name="T191">:</text:span></text:span></text:p>
          <text:p text:style-name="P36"><text:a xlink:type="simple" xlink:href="https://icatpp.unilever.com/auth/token" text:style-name="Internet_20_link" text:visited-style-name="Visited_20_Internet_20_Link"><text:span text:style-name="Source_20_Text"><text:span text:style-name="T299">https://icatpp.unilever.com/auth/token</text:span></text:span></text:a></text:p>
          <text:p text:style-name="P36"><text:span text:style-name="Source_20_Text"><text:span text:style-name="T27">String token = Jwts.builder().setIssuer(user.getIdUser().toString())</text:span></text:span></text:p>
          <text:p text:style-name="P36"><text:span text:style-name="Source_20_Text"><text:span text:style-name="T27"><text:s text:c="29"/>.setAudience(user.getName() + "_" + user.getEmailId())</text:span></text:span></text:p>
          <text:p text:style-name="P36"><text:span text:style-name="Source_20_Text"><text:span text:style-name="T27"><text:s text:c="29"/>.setSubject(user.getUniqueId())</text:span></text:span></text:p>
          <text:p text:style-name="P36"><text:span text:style-name="Source_20_Text"><text:span text:style-name="T27"><text:s text:c="29"/>.setExpiration(calendar.getTime())</text:span></text:span></text:p>
          <text:p text:style-name="P36"><text:span text:style-name="Source_20_Text"><text:span text:style-name="T27"><text:s text:c="29"/>.signWith(SignatureAlgorithm.HS512, "applicationsecretkey123")</text:span></text:span></text:p>
          <text:p text:style-name="P36"><text:span text:style-name="Source_20_Text"><text:span text:style-name="T27"><text:s text:c="29"/>.compact();</text:span></text:span></text:p>
        </text:list-item>
        <text:list-item>
          <text:p text:style-name="P107"><text:span text:style-name="Source_20_Text"><text:span text:style-name="T195">JWT can only be used for authentication and not for authorization.</text:span></text:span></text:p>
        </text:list-item>
        <text:list-item>
          <text:p text:style-name="P108"><text:span text:style-name="Source_20_Text"><text:span text:style-name="T212">IAM:</text:span></text:span><text:span text:style-name="Source_20_Text"><text:span text:style-name="T196"> IAM or Identity and access management refers to the policies and tools used by IT departments to ensure that people and entities have the appropriate level of access to the organization’s technical resources.</text:span></text:span></text:p>
        </text:list-item>
        <text:list-item>
          <text:p text:style-name="P109"><text:span text:style-name="Source_20_Text"><text:span text:style-name="T287">Key IAM system functionality: </text:span></text:span><text:span text:style-name="Source_20_Text"><text:span text:style-name="T285">Manage user identities, Provisioning/deprovisioning users, Authenticating users, Authorizing users, Reporting, Single Sign-On,</text:span></text:span></text:p>
        </text:list-item>
        <text:list-item>
          <text:p text:style-name="P110"><text:span text:style-name="Source_20_Text"><text:span text:style-name="T213">What is single sign-on?</text:span></text:span></text:p>
          <text:p text:style-name="P110"><text:span text:style-name="Source_20_Text"><text:span text:style-name="T197">Single sign-on (SSO) is a property of identity and access management (IAM) that enables users to securely authenticate with multiple applications and websites by logging in only once—with just </text:span></text:span><text:soft-page-break/><text:span text:style-name="Source_20_Text"><text:span text:style-name="T197">one set of credentials (username and password). With SSO, the application or website that the user is trying to access relies on a trusted third party to verify that users are who they say they are.</text:span></text:span></text:p>
        </text:list-item>
        <text:list-item>
          <text:p text:style-name="P111"><text:span text:style-name="Source_20_Text"><text:span text:style-name="T198">Single sign-on (SSO) is a way for users to be authenticated for multiple applications and services at once.</text:span></text:span></text:p>
        </text:list-item>
        <text:list-item>
          <text:p text:style-name="P37"><text:span text:style-name="Source_20_Text"><text:span text:style-name="T199">Security Assertion Markup Language, or SAML is a</text:span></text:span><text:span text:style-name="Source_20_Text"><text:span text:style-name="T200">n XML variant language, a</text:span></text:span><text:span text:style-name="Source_20_Text"><text:span text:style-name="T199"> standardized way to tell external applications and services that a user is who they say they are.</text:span></text:span></text:p>
        </text:list-item>
        <text:list-item>
          <text:p text:style-name="P112"><text:span text:style-name="Source_20_Text"><text:span text:style-name="T199">SAML is one way to implement </text:span></text:span><text:a xlink:type="simple" xlink:href="https://www.csoonline.com/article/2115776/authentication/what-is-single-sign-on-sso-and-what-is-it-used-for.html" text:style-name="Internet_20_link" text:visited-style-name="Visited_20_Internet_20_Link"><text:span text:style-name="Source_20_Text"><text:span text:style-name="T220">single sign-on (SSO)</text:span></text:span></text:a><text:span text:style-name="Emphasis"><text:span text:style-name="T219">,</text:span></text:span><text:span text:style-name="Source_20_Text"><text:span text:style-name="T199"> and indeed SSO is by far SAML's most common use case.</text:span></text:span></text:p>
        </text:list-item>
        <text:list-item>
          <text:p text:style-name="P113"><text:span text:style-name="Source_20_Text"><text:span text:style-name="T214">SAML Provider:</text:span></text:span><text:span text:style-name="Source_20_Text"><text:span text:style-name="T201"> A SAML provider is a system that helps a user access a service they need. There are two primary types of SAML providers, </text:span></text:span><text:span text:style-name="Strong_20_Emphasis"><text:span text:style-name="T217">service</text:span></text:span><text:span text:style-name="Source_20_Text"><text:span text:style-name="T201"> provider, and </text:span></text:span><text:span text:style-name="Strong_20_Emphasis"><text:span text:style-name="T217">identity</text:span></text:span><text:span text:style-name="Source_20_Text"><text:span text:style-name="T201"> provider.</text:span></text:span></text:p>
        </text:list-item>
        <text:list-item>
          <text:p text:style-name="P114"><text:span text:style-name="Source_20_Text"><text:span text:style-name="T202">A SAML assertion is the message that tells a service provider that a user is signed in. SAML assertions contain all the information necessary for a service provider to confirm user identity, including the source of the assertion, the time it was issued, and the conditions that make the assertion valid. Based on this </text:span></text:span><text:span text:style-name="Source_20_Text"><text:span text:style-name="T203">assertion</text:span></text:span><text:span text:style-name="Source_20_Text"><text:span text:style-name="T202">, a SaaS application or cloud service can allow or deny user access.</text:span></text:span></text:p>
        </text:list-item>
        <text:list-item>
          <text:p text:style-name="P115"><text:span text:style-name="Source_20_Text"><text:span text:style-name="T215">Oauth: </text:span></text:span><text:span text:style-name="Source_20_Text"><text:span text:style-name="T204">OAuth is an open authorization </text:span></text:span><text:span text:style-name="Source_20_Text"><text:span text:style-name="T215">protocol</text:span></text:span><text:span text:style-name="Source_20_Text"><text:span text:style-name="T204">, which allows notifying a </text:span></text:span><text:span text:style-name="Strong_20_Emphasis"><text:span text:style-name="T218">resource provider</text:span></text:span><text:span text:style-name="Source_20_Text"><text:span text:style-name="T204"> (e.g. Facebook) that the </text:span></text:span><text:span text:style-name="Strong_20_Emphasis"><text:span text:style-name="T218">resource owner</text:span></text:span><text:span text:style-name="Source_20_Text"><text:span text:style-name="T204"> (e.g. you) grants permission to a </text:span></text:span><text:span text:style-name="Strong_20_Emphasis"><text:span text:style-name="T218">third-party</text:span></text:span><text:span text:style-name="Source_20_Text"><text:span text:style-name="T204"> (e.g. </text:span></text:span><text:span text:style-name="Source_20_Text"><text:span text:style-name="T205">LinkedIn</text:span></text:span><text:span text:style-name="Source_20_Text"><text:span text:style-name="T204">) access to their </text:span></text:span><text:span text:style-name="Strong_20_Emphasis"><text:span text:style-name="T218">information</text:span></text:span><text:span text:style-name="Source_20_Text"><text:span text:style-name="T204"> (e.g. the list of your friends).</text:span></text:span></text:p>
        </text:list-item>
        <text:list-item>
          <text:p text:style-name="P116"><text:span text:style-name="Source_20_Text"><text:span text:style-name="T286">OAuth is a framework to provide authorization functionality and not just authentication.</text:span></text:span></text:p>
          <text:p text:style-name="P38"><text:span text:style-name="Source_20_Text"><text:span text:style-name="T206">How can a user login through gmail or facebook on some other website? </text:span></text:span><text:span text:style-name="Source_20_Text"><text:span text:style-name="T207">T</text:span></text:span><text:span text:style-name="Source_20_Text"><text:span text:style-name="T206">his is </text:span></text:span><text:span text:style-name="Source_20_Text"><text:span text:style-name="T207">also</text:span></text:span><text:span text:style-name="Source_20_Text"><text:span text:style-name="T206"> Oauth, means it is used for authentication as well.</text:span></text:span></text:p>
        </text:list-item>
        <text:list-item>
          <text:p text:style-name="P39"><text:span text:style-name="Source_20_Text"><text:span text:style-name="T26">ICAT’s SSO and SAML:</text:span></text:span></text:p>
          <text:list>
            <text:list-item>
              <text:p text:style-name="P39"><text:span text:style-name="Source_20_Text"><text:span text:style-name="T16">ICAT system is guarded with AzureAppProxy. No http request can reach to the ICAT system without having a valid cookie (having three parts that is AzureAppProxyUserSessionCookie, AzureAppProxyAnalyticCookie and AzureAppProxyAccessCookie). Apart from this, for any of our backend api (such as findById, createContract, etc) to work properly, we need two headers essentially in our request that is cookie and token.</text:span></text:span></text:p>
            </text:list-item>
            <text:list-item>
              <text:p text:style-name="P39"><text:span text:style-name="Source_20_Text"><text:span text:style-name="T16">When we hit "https://icatpp.unilever.com/" in the browser (without cookie), AzureAppProxy redirects the hit to SSO page of Azure.</text:span></text:span></text:p>
            </text:list-item>
            <text:list-item>
              <text:p text:style-name="P39"><text:span text:style-name="Source_20_Text"><text:span text:style-name="T16">After entering username, this SSO page redirects the user to ADFS page of unilever.</text:span></text:span></text:p>
            </text:list-item>
            <text:list-item>
              <text:p text:style-name="P39"><text:span text:style-name="Source_20_Text"><text:span text:style-name="T16">After authenticating (with password) at ADFS, the response is returned to the SSO's Service Provider.</text:span></text:span></text:p>
            </text:list-item>
            <text:list-item>
              <text:p text:style-name="P39"><text:span text:style-name="Source_20_Text"><text:span text:style-name="T16">As it is a two factor authentication, SSO's service provider again redirects to ADFS for phone level authentication.</text:span></text:span></text:p>
            </text:list-item>
            <text:list-item>
              <text:p text:style-name="P39"><text:span text:style-name="Source_20_Text"><text:span text:style-name="T16">After authenticating (with phone) at ADFS, the response is returned to the SSO's Service Provider. Till now, the browser will have cookie but with only first two parts that is AzureAppProxyUserSessionCookie and AzureAppProxyAnalyticCookie.</text:span></text:span></text:p>
            </text:list-item>
            <text:list-item>
              <text:p text:style-name="P39"><text:span text:style-name="Source_20_Text"><text:span text:style-name="T16">The browser will send the hit "https://icatpp.unilever.com/" again to AzureAppProxy with the cookie and the information that the user is authenticated with the SSO service. This time AzureAppProxy will provide AzureAppProxyAccessCookie which is set in the cookie. Now we have all the three parts of the cookie.</text:span></text:span></text:p>
            </text:list-item>
            <text:list-item>
              <text:p text:style-name="P39"><text:span text:style-name="Source_20_Text"><text:span text:style-name="T16">Now again the browser sends the hit "https://icatpp.unilever.com/" but this time with complete cookie. This hit will reach to our UI application and loads index.html of the UI. The base component of the UI is src/app/login/login.component.ts and it has the logic that if the request doesn’t have a token then it requests for the token. As our request, doesn’t have a token, /auth/unileverLogin api of the SCCF-User will be called.</text:span></text:span></text:p>
            </text:list-item>
            <text:list-item>
              <text:p text:style-name="P39"><text:span text:style-name="Source_20_Text"><text:span text:style-name="T16">This "https://icatppuser.unilever.com/auth/unileverLogin" api hit will provide redirect for SAML again to the Azure SSO service.</text:span></text:span></text:p>
            </text:list-item>
            <text:list-item>
              <text:p text:style-name="P39"><text:span text:style-name="Source_20_Text"><text:span text:style-name="T16">If the response is 400, means the user don’t have access to this environment. I checked it for Kartik who didn’t have access on ICAT-Demo (he have access on other environments like ICAT-QA2, ICAT-PP, etc.) so I got http response code 400 for him in this request. For my user Id, I got response code 200.</text:span></text:span></text:p>
            </text:list-item>
            <text:list-item>
              <text:p text:style-name="P39"><text:soft-page-break/><text:span text:style-name="Source_20_Text"><text:span text:style-name="T16">If the above SAML response is 200, we make the request "https://icatpp.unilever.com/auth/token", and sends the SAML response from the above request into this request.</text:span></text:span></text:p>
            </text:list-item>
            <text:list-item>
              <text:p text:style-name="P39"><text:span text:style-name="Source_20_Text"><text:span text:style-name="T16">The above API that is /auth/token accepts SAMLResponse as the parameter. This SAMLResponse is decrypted in the api and the email Id of the user is retrieved from this. This is the only sole purpose of the SAMLResponse here in this api that is to retrieve the email id of the user. This email id retrieval happens in the controller only and it is set into loginRequest object and then following method of authService is called: authService.login(loginRequest) and the response of this method contains token. We have another api which we use in moglix environment to generate the token (http://smartccfauthdemo.moglilabs.com/auth/login ). This api takes email id of the user in the body and so it directly calls authService.login(loginRequest) and provides the token.</text:span></text:span></text:p>
            </text:list-item>
            <text:list-item>
              <text:p text:style-name="P39"><text:span text:style-name="Source_20_Text"><text:span text:style-name="T16">The /auth/token api provides the redirect again to https://icatpp.unilever.com/ which will try to access index.html of the UI but with both that is cookie and token this time.</text:span></text:span></text:p>
            </text:list-item>
            <text:list-item>
              <text:p text:style-name="P39"><text:span text:style-name="Source_20_Text"><text:span text:style-name="T16">Now the before the page get's loaded, we make a hit to https://icatpp.unilever.com/user/validate api (with cookie and token) through UI microservice, and get the user's roles and authorizations and according to that the UI modules get loaded.</text:span></text:span></text:p>
            </text:list-item>
          </text:list>
        </text:list-item>
        <text:list-item>
          <text:p text:style-name="P40"><text:span text:style-name="Source_20_Text"><text:span text:style-name="T18">#########################################################</text:span></text:span></text:p>
        </text:list-item>
        <text:list-item>
          <text:p text:style-name="P40"><text:span text:style-name="Source_20_Text"><text:span text:style-name="T18">#########################################################</text:span></text:span></text:p>
        </text:list-item>
        <text:list-item>
          <text:p text:style-name="P40"><text:span text:style-name="Source_20_Text"><text:span text:style-name="T17">Abc</text:span></text:span></text:p>
        </text:list-item>
        <text:list-item>
          <text:p text:style-name="P41"><text:span text:style-name="Source_20_Text"><text:span text:style-name="T19">Abc</text:span></text:span></text:p>
        </text:list-item>
        <text:list-item>
          <text:p text:style-name="P39"><text:span text:style-name="Source_20_Text"><text:span text:style-name="T209">A</text:span></text:span><text:span text:style-name="Source_20_Text"><text:span text:style-name="T208">bc</text:span></text:span></text:p>
        </text:list-item>
        <text:list-item>
          <text:p text:style-name="P39"><text:span text:style-name="Source_20_Text"><text:span text:style-name="T2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46</meta:editing-cycles>
    <meta:creation-date>2016-08-16T07:20:00</meta:creation-date>
    <dc:date>2020-07-25T10:25:45.157717787</dc:date>
    <meta:editing-duration>P19DT16H6M56S</meta:editing-duration>
    <meta:generator>LibreOffice/5.1.6.2$Linux_X86_64 LibreOffice_project/10m0$Build-2</meta:generator>
    <meta:document-statistic meta:table-count="0" meta:image-count="0" meta:object-count="0" meta:page-count="13" meta:paragraph-count="272" meta:word-count="5768" meta:character-count="36601" meta:non-whitespace-character-count="31122"/>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